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759cm"/>
    </style:style>
    <style:style style:name="co3" style:family="table-column">
      <style:table-column-properties fo:break-before="auto" style:column-width="42.7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346-3969</text:p>
          </table:table-cell>
          <table:table-cell office:value-type="string">
            <text:p>MATERIAIS <text:s text:c="40"/></text:p>
          </table:table-cell>
          <table:table-cell office:value-type="string">
            <text:p>Acoustical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061</text:p>
          </table:table-cell>
          <table:table-cell office:value-type="string">
            <text:p>MATERIAIS <text:s text:c="40"/></text:p>
          </table:table-cell>
          <table:table-cell office:value-type="string">
            <text:p>Acta Biomaterial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MATERIAIS <text:s text:c="40"/></text:p>
          </table:table-cell>
          <table:table-cell office:value-type="string">
            <text:p>Acta Farmacéutica Bonaeren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54</text:p>
          </table:table-cell>
          <table:table-cell office:value-type="string">
            <text:p>MATERIAIS <text:s text:c="40"/></text:p>
          </table:table-cell>
          <table:table-cell office:value-type="string">
            <text:p>Acta Materiali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1656</text:p>
          </table:table-cell>
          <table:table-cell office:value-type="string">
            <text:p>MATERIAIS <text:s text:c="40"/></text:p>
          </table:table-cell>
          <table:table-cell office:value-type="string">
            <text:p>Advanced Engineering Materia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301X</text:p>
          </table:table-cell>
          <table:table-cell office:value-type="string">
            <text:p>MATERIAIS <text:s text:c="40"/></text:p>
          </table:table-cell>
          <table:table-cell office:value-type="string">
            <text:p>Advanced Functional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9648</text:p>
          </table:table-cell>
          <table:table-cell office:value-type="string">
            <text:p>MATERIAIS <text:s text:c="40"/></text:p>
          </table:table-cell>
          <table:table-cell office:value-type="string">
            <text:p>Advanced Materials (Weinheim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4150</text:p>
          </table:table-cell>
          <table:table-cell office:value-type="string">
            <text:p>MATERIAIS <text:s text:c="40"/></text:p>
          </table:table-cell>
          <table:table-cell office:value-type="string">
            <text:p>Advanced Synthesis &amp; Cat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6753</text:p>
          </table:table-cell>
          <table:table-cell office:value-type="string">
            <text:p>MATERIAIS <text:s text:c="40"/></text:p>
          </table:table-cell>
          <table:table-cell office:value-type="string">
            <text:p>Advances in Applied Ceram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686</text:p>
          </table:table-cell>
          <table:table-cell office:value-type="string">
            <text:p>MATERIAIS <text:s text:c="40"/></text:p>
          </table:table-cell>
          <table:table-cell office:value-type="string">
            <text:p>Advances in Colloid and Interfac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2-0356</text:p>
          </table:table-cell>
          <table:table-cell office:value-type="string">
            <text:p>MATERIAIS <text:s text:c="40"/></text:p>
          </table:table-cell>
          <table:table-cell office:value-type="string">
            <text:p>Advances in Science and Techn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0-0731</text:p>
          </table:table-cell>
          <table:table-cell office:value-type="string">
            <text:p>MATERIAIS <text:s text:c="40"/></text:p>
          </table:table-cell>
          <table:table-cell office:value-type="string">
            <text:p>Advances in Technology of Materials and Materials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MATERIAIS <text:s text:c="40"/></text:p>
          </table:table-cell>
          <table:table-cell office:value-type="string">
            <text:p>African Journal of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12</text:p>
          </table:table-cell>
          <table:table-cell office:value-type="string">
            <text:p>MATERIAIS <text:s text:c="40"/></text:p>
          </table:table-cell>
          <table:table-cell office:value-type="string">
            <text:p>American Ceramic Society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239</text:p>
          </table:table-cell>
          <table:table-cell office:value-type="string">
            <text:p>MATERIAIS <text:s text:c="40"/></text:p>
          </table:table-cell>
          <table:table-cell office:value-type="string">
            <text:p>American Journal of Applied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05</text:p>
          </table:table-cell>
          <table:table-cell office:value-type="string">
            <text:p>MATERIAIS <text:s text:c="40"/></text:p>
          </table:table-cell>
          <table:table-cell office:value-type="string">
            <text:p>American Journal of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54</text:p>
          </table:table-cell>
          <table:table-cell office:value-type="string">
            <text:p>MATERIAIS <text:s text:c="40"/></text:p>
          </table:table-cell>
          <table:table-cell office:value-type="string">
            <text:p>Analyst (London. 187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MATERIAIS <text:s text:c="40"/></text:p>
          </table:table-cell>
          <table:table-cell office:value-type="string">
            <text:p>Analyt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MATERIAIS <text:s text:c="40"/></text:p>
          </table:table-cell>
          <table:table-cell office:value-type="string">
            <text:p>Analyt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MATERIAIS <text:s text:c="40"/></text:p>
          </table:table-cell>
          <table:table-cell office:value-type="string">
            <text:p>Analytical and Bioanalytic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00</text:p>
          </table:table-cell>
          <table:table-cell office:value-type="string">
            <text:p>MATERIAIS <text:s text:c="40"/></text:p>
          </table:table-cell>
          <table:table-cell office:value-type="string">
            <text:p>Analytical Chemistry (Washing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MATERIAIS <text:s text:c="40"/></text:p>
          </table:table-cell>
          <table:table-cell office:value-type="string">
            <text:p>Analy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851</text:p>
          </table:table-cell>
          <table:table-cell office:value-type="string">
            <text:p>MATERIAIS <text:s text:c="40"/></text:p>
          </table:table-cell>
          <table:table-cell office:value-type="string">
            <text:p>Angewandte Chemie (International e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MATERIAIS <text:s text:c="40"/></text:p>
          </table:table-cell>
          <table:table-cell office:value-type="string">
            <text:p>Applied Catalysis. A, Gener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MATERIAIS <text:s text:c="40"/></text:p>
          </table:table-cell>
          <table:table-cell office:value-type="string">
            <text:p>Applied Catalysis. B, Environment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MATERIAIS <text:s text:c="40"/></text:p>
          </table:table-cell>
          <table:table-cell office:value-type="string">
            <text:p>Applied Microbiolog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MATERIAIS <text:s text:c="40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MATERIAIS <text:s text:c="40"/></text:p>
          </table:table-cell>
          <table:table-cell office:value-type="string">
            <text:p>Applied Phys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0630</text:p>
          </table:table-cell>
          <table:table-cell office:value-type="string">
            <text:p>MATERIAIS <text:s text:c="40"/></text:p>
          </table:table-cell>
          <table:table-cell office:value-type="string">
            <text:p>Applied Physics. A, Materials Science &amp; Processing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MATERIAIS <text:s text:c="40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171</text:p>
          </table:table-cell>
          <table:table-cell office:value-type="string">
            <text:p>MATERIAIS <text:s text:c="40"/></text:p>
          </table:table-cell>
          <table:table-cell office:value-type="string">
            <text:p>Applied Physics. B, Lasers and Op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0-6395</text:p>
          </table:table-cell>
          <table:table-cell office:value-type="string">
            <text:p>MATERIAIS <text:s text:c="40"/></text:p>
          </table:table-cell>
          <table:table-cell office:value-type="string">
            <text:p>Applied Rhe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7028</text:p>
          </table:table-cell>
          <table:table-cell office:value-type="string">
            <text:p>MATERIAIS <text:s text:c="40"/></text:p>
          </table:table-cell>
          <table:table-cell office:value-type="string">
            <text:p>Applied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MATERIAIS <text:s text:c="40"/></text:p>
          </table:table-cell>
          <table:table-cell office:value-type="string">
            <text:p>Applied 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MATERIAIS <text:s text:c="40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MATERIAIS <text:s text:c="40"/></text:p>
          </table:table-cell>
          <table:table-cell office:value-type="string">
            <text:p>Arquivos de Biologia e Tecnologia (Cessou em 1997. Cont. ISSN 1516-8913 Brazilian Archives of Biology and Technolog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MATERIAIS <text:s text:c="40"/></text:p>
          </table:table-cell>
          <table:table-cell office:value-type="string">
            <text:p>Artificial Orga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5-0640</text:p>
          </table:table-cell>
          <table:table-cell office:value-type="string">
            <text:p>MATERIAIS <text:s text:c="40"/></text:p>
          </table:table-cell>
          <table:table-cell office:value-type="string">
            <text:p>Australian Review of Applied Linguist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1565</text:p>
          </table:table-cell>
          <table:table-cell office:value-type="string">
            <text:p>MATERIAIS <text:s text:c="40"/></text:p>
          </table:table-cell>
          <table:table-cell office:value-type="string">
            <text:p>Avances en Análisis por Técnicas de Rayos 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2422</text:p>
          </table:table-cell>
          <table:table-cell office:value-type="string">
            <text:p>MATERIAIS <text:s text:c="40"/></text:p>
          </table:table-cell>
          <table:table-cell office:value-type="string">
            <text:p>Biocatalysis and Biotransform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8211</text:p>
          </table:table-cell>
          <table:table-cell office:value-type="string">
            <text:p>MATERIAIS <text:s text:c="40"/></text:p>
          </table:table-cell>
          <table:table-cell office:value-type="string">
            <text:p>Biochemistry and Cell Bi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36</text:p>
          </table:table-cell>
          <table:table-cell office:value-type="string">
            <text:p>MATERIAIS <text:s text:c="40"/></text:p>
          </table:table-cell>
          <table:table-cell office:value-type="string">
            <text:p>Biochimica et Biophysica Acta. Biomembra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MATERIAIS <text:s text:c="40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797</text:p>
          </table:table-cell>
          <table:table-cell office:value-type="string">
            <text:p>MATERIAIS <text:s text:c="40"/></text:p>
          </table:table-cell>
          <table:table-cell office:value-type="string">
            <text:p>Biomacromolecu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MATERIAIS <text:s text:c="40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MATERIAIS <text:s text:c="40"/></text:p>
          </table:table-cell>
          <table:table-cell office:value-type="string">
            <text:p>Bioresource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MATERIAIS <text:s text:c="40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MATERIAIS <text:s text:c="40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3175</text:p>
          </table:table-cell>
          <table:table-cell office:value-type="string">
            <text:p>MATERIAIS <text:s text:c="40"/></text:p>
          </table:table-cell>
          <table:table-cell office:value-type="string">
            <text:p>Boletín de la Sociedad Española de Cerámica y Vidr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MATERIAIS <text:s text:c="40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MATERIAIS <text:s text:c="40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004</text:p>
          </table:table-cell>
          <table:table-cell office:value-type="string">
            <text:p>MATERIAIS <text:s text:c="40"/></text:p>
          </table:table-cell>
          <table:table-cell office:value-type="string">
            <text:p>Brazilian Journal of Materials Science and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MATERIAIS <text:s text:c="40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MATERIAIS <text:s text:c="40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MATERIAIS <text:s text:c="40"/></text:p>
          </table:table-cell>
          <table:table-cell office:value-type="string">
            <text:p>Brazilian Journal of Physic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MATERIAIS <text:s text:c="40"/></text:p>
          </table:table-cell>
          <table:table-cell office:value-type="string">
            <text:p>Brazilian Oral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9782</text:p>
          </table:table-cell>
          <table:table-cell office:value-type="string">
            <text:p>MATERIAIS <text:s text:c="40"/></text:p>
          </table:table-cell>
          <table:table-cell office:value-type="string">
            <text:p>British Ceramic Transa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23</text:p>
          </table:table-cell>
          <table:table-cell office:value-type="string">
            <text:p>MATERIAIS <text:s text:c="40"/></text:p>
          </table:table-cell>
          <table:table-cell office:value-type="string">
            <text:p>Building and Environ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4707</text:p>
          </table:table-cell>
          <table:table-cell office:value-type="string">
            <text:p>MATERIAIS <text:s text:c="40"/></text:p>
          </table:table-cell>
          <table:table-cell office:value-type="string">
            <text:p>Bulletin of Materials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816</text:p>
          </table:table-cell>
          <table:table-cell office:value-type="string">
            <text:p>MATERIAIS <text:s text:c="40"/></text:p>
          </table:table-cell>
          <table:table-cell office:value-type="string">
            <text:p>Cadernos UniFO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6685</text:p>
          </table:table-cell>
          <table:table-cell office:value-type="string">
            <text:p>MATERIAIS <text:s text:c="40"/></text:p>
          </table:table-cell>
          <table:table-cell office:value-type="string">
            <text:p>Canadian Journal of Analytical Sciences and Spectrosco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MATERIAIS <text:s text:c="40"/></text:p>
          </table:table-cell>
          <table:table-cell office:value-type="string">
            <text:p>Canadian Journal of Microbi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MATERIAIS <text:s text:c="40"/></text:p>
          </table:table-cell>
          <table:table-cell office:value-type="string">
            <text:p>Carbohydrate Polym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MATERIAIS <text:s text:c="40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23</text:p>
          </table:table-cell>
          <table:table-cell office:value-type="string">
            <text:p>MATERIAIS <text:s text:c="40"/></text:p>
          </table:table-cell>
          <table:table-cell office:value-type="string">
            <text:p>Carbon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MATERIAIS <text:s text:c="40"/></text:p>
          </table:table-cell>
          <table:table-cell office:value-type="string">
            <text:p>Carie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MATERIAIS <text:s text:c="40"/></text:p>
          </table:table-cell>
          <table:table-cell office:value-type="string">
            <text:p>Catalysi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372X</text:p>
          </table:table-cell>
          <table:table-cell office:value-type="string">
            <text:p>MATERIAIS <text:s text:c="40"/></text:p>
          </table:table-cell>
          <table:table-cell office:value-type="string">
            <text:p>Catalysis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861</text:p>
          </table:table-cell>
          <table:table-cell office:value-type="string">
            <text:p>MATERIAIS <text:s text:c="40"/></text:p>
          </table:table-cell>
          <table:table-cell office:value-type="string">
            <text:p>Catalysis Toda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2421</text:p>
          </table:table-cell>
          <table:table-cell office:value-type="string">
            <text:p>MATERIAIS <text:s text:c="40"/></text:p>
          </table:table-cell>
          <table:table-cell office:value-type="string">
            <text:p>Cellular Polymer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9465</text:p>
          </table:table-cell>
          <table:table-cell office:value-type="string">
            <text:p>MATERIAIS <text:s text:c="40"/></text:p>
          </table:table-cell>
          <table:table-cell office:value-type="string">
            <text:p>Cement &amp; Concrete Composi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219</text:p>
          </table:table-cell>
          <table:table-cell office:value-type="string">
            <text:p>MATERIAIS <text:s text:c="40"/></text:p>
          </table:table-cell>
          <table:table-cell office:value-type="string">
            <text:p>Ceramic Engineering and Science Proceeding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0220</text:p>
          </table:table-cell>
          <table:table-cell office:value-type="string">
            <text:p>MATERIAIS <text:s text:c="40"/></text:p>
          </table:table-cell>
          <table:table-cell office:value-type="string">
            <text:p>Ceramic Indu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MATERIAIS <text:s text:c="40"/></text:p>
          </table:table-cell>
          <table:table-cell office:value-type="string">
            <text:p>Cerâmica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08</text:p>
          </table:table-cell>
          <table:table-cell office:value-type="string">
            <text:p>MATERIAIS <text:s text:c="40"/></text:p>
          </table:table-cell>
          <table:table-cell office:value-type="string">
            <text:p>Cerâmica Indust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842</text:p>
          </table:table-cell>
          <table:table-cell office:value-type="string">
            <text:p>MATERIAIS <text:s text:c="40"/></text:p>
          </table:table-cell>
          <table:table-cell office:value-type="string">
            <text:p>Ceramics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MATERIAIS <text:s text:c="40"/></text:p>
          </table:table-cell>
          <table:table-cell office:value-type="string">
            <text:p>CERNE (UF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9913</text:p>
          </table:table-cell>
          <table:table-cell office:value-type="string">
            <text:p>MATERIAIS <text:s text:c="40"/></text:p>
          </table:table-cell>
          <table:table-cell office:value-type="string">
            <text:p>CFI. Ceramic Forum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MATERIAIS <text:s text:c="40"/></text:p>
          </table:table-cell>
          <table:table-cell office:value-type="string">
            <text:p>Chaos, Solitons and Fract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345</text:p>
          </table:table-cell>
          <table:table-cell office:value-type="string">
            <text:p>MATERIAIS <text:s text:c="40"/></text:p>
          </table:table-cell>
          <table:table-cell office:value-type="string">
            <text:p>Chemical Communications (London. 1996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16</text:p>
          </table:table-cell>
          <table:table-cell office:value-type="string">
            <text:p>MATERIAIS <text:s text:c="40"/></text:p>
          </table:table-cell>
          <table:table-cell office:value-type="string">
            <text:p>Chemical Engineering &amp;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8947</text:p>
          </table:table-cell>
          <table:table-cell office:value-type="string">
            <text:p>MATERIAIS <text:s text:c="40"/></text:p>
          </table:table-cell>
          <table:table-cell office:value-type="string">
            <text:p>Chemical Engineering Journal (199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541</text:p>
          </table:table-cell>
          <table:table-cell office:value-type="string">
            <text:p>MATERIAIS <text:s text:c="40"/></text:p>
          </table:table-cell>
          <table:table-cell office:value-type="string">
            <text:p>Chemical Ge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04</text:p>
          </table:table-cell>
          <table:table-cell office:value-type="string">
            <text:p>MATERIAIS <text:s text:c="40"/></text:p>
          </table:table-cell>
          <table:table-cell office:value-type="string">
            <text:p>Chem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MATERIAIS <text:s text:c="40"/></text:p>
          </table:table-cell>
          <table:table-cell office:value-type="string">
            <text:p>Chemical 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MATERIAIS <text:s text:c="40"/></text:p>
          </table:table-cell>
          <table:table-cell office:value-type="string">
            <text:p>Chemico-Biological Interac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6539</text:p>
          </table:table-cell>
          <table:table-cell office:value-type="string">
            <text:p>MATERIAIS <text:s text:c="40"/></text:p>
          </table:table-cell>
          <table:table-cell office:value-type="string">
            <text:p>Chemistry (Weinhei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4728</text:p>
          </table:table-cell>
          <table:table-cell office:value-type="string">
            <text:p>MATERIAIS <text:s text:c="40"/></text:p>
          </table:table-cell>
          <table:table-cell office:value-type="string">
            <text:p>Chemistry - an Asian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MATERIAIS <text:s text:c="40"/></text:p>
          </table:table-cell>
          <table:table-cell office:value-type="string">
            <text:p>Chemistry of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MATERIAIS <text:s text:c="40"/></text:p>
          </table:table-cell>
          <table:table-cell office:value-type="string">
            <text:p>Chemosphere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4235</text:p>
          </table:table-cell>
          <table:table-cell office:value-type="string">
            <text:p>MATERIAIS <text:s text:c="40"/></text:p>
          </table:table-cell>
          <table:table-cell office:value-type="string">
            <text:p>ChemPhysChe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5631</text:p>
          </table:table-cell>
          <table:table-cell office:value-type="string">
            <text:p>MATERIAIS <text:s text:c="40"/></text:p>
          </table:table-cell>
          <table:table-cell office:value-type="string">
            <text:p>ChemSusChem (Weinheim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312</text:p>
          </table:table-cell>
          <table:table-cell office:value-type="string">
            <text:p>MATERIAIS <text:s text:c="40"/></text:p>
          </table:table-cell>
          <table:table-cell office:value-type="string">
            <text:p>Ciência e Tecnologia dos Mater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MATERIAIS <text:s text:c="40"/></text:p>
          </table:table-cell>
          <table:table-cell office:value-type="string">
            <text:p>Ciência Odontológica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758</text:p>
          </table:table-cell>
          <table:table-cell office:value-type="string">
            <text:p>MATERIAIS <text:s text:c="40"/></text:p>
          </table:table-cell>
          <table:table-cell office:value-type="string">
            <text:p>Ciências e Tecnologia (UE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02X</text:p>
          </table:table-cell>
          <table:table-cell office:value-type="string">
            <text:p>MATERIAIS <text:s text:c="40"/></text:p>
          </table:table-cell>
          <table:table-cell office:value-type="string">
            <text:p>Colloid and Polyme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MATERIAIS <text:s text:c="40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MATERIAIS <text:s text:c="40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8223</text:p>
          </table:table-cell>
          <table:table-cell office:value-type="string">
            <text:p>MATERIAIS <text:s text:c="40"/></text:p>
          </table:table-cell>
          <table:table-cell office:value-type="string">
            <text:p>Composite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38</text:p>
          </table:table-cell>
          <table:table-cell office:value-type="string">
            <text:p>MATERIAIS <text:s text:c="40"/></text:p>
          </table:table-cell>
          <table:table-cell office:value-type="string">
            <text:p>Composites Science an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56</text:p>
          </table:table-cell>
          <table:table-cell office:value-type="string">
            <text:p>MATERIAIS <text:s text:c="40"/></text:p>
          </table:table-cell>
          <table:table-cell office:value-type="string">
            <text:p>Computational Material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MATERIAIS <text:s text:c="40"/></text:p>
          </table:table-cell>
          <table:table-cell office:value-type="string">
            <text:p>Computer Physics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18</text:p>
          </table:table-cell>
          <table:table-cell office:value-type="string">
            <text:p>MATERIAIS <text:s text:c="40"/></text:p>
          </table:table-cell>
          <table:table-cell office:value-type="string">
            <text:p>Construction &amp; Building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8X</text:p>
          </table:table-cell>
          <table:table-cell office:value-type="string">
            <text:p>MATERIAIS <text:s text:c="40"/></text:p>
          </table:table-cell>
          <table:table-cell office:value-type="string">
            <text:p>Corrosion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1X</text:p>
          </table:table-cell>
          <table:table-cell office:value-type="string">
            <text:p>MATERIAIS <text:s text:c="40"/></text:p>
          </table:table-cell>
          <table:table-cell office:value-type="string">
            <text:p>Corte e Conformação de Met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483</text:p>
          </table:table-cell>
          <table:table-cell office:value-type="string">
            <text:p>MATERIAIS <text:s text:c="40"/></text:p>
          </table:table-cell>
          <table:table-cell office:value-type="string">
            <text:p>Crystal Growth &amp; Desig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1300</text:p>
          </table:table-cell>
          <table:table-cell office:value-type="string">
            <text:p>MATERIAIS <text:s text:c="40"/></text:p>
          </table:table-cell>
          <table:table-cell office:value-type="string">
            <text:p>Crystal Research and Technology (1981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MATERIAIS <text:s text:c="40"/></text:p>
          </table:table-cell>
          <table:table-cell office:value-type="string">
            <text:p>Current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626</text:p>
          </table:table-cell>
          <table:table-cell office:value-type="string">
            <text:p>MATERIAIS <text:s text:c="40"/></text:p>
          </table:table-cell>
          <table:table-cell office:value-type="string">
            <text:p>Czechoslovak Journal of Physics (Prague, Print) Cessou em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226</text:p>
          </table:table-cell>
          <table:table-cell office:value-type="string">
            <text:p>MATERIAIS <text:s text:c="40"/></text:p>
          </table:table-cell>
          <table:table-cell office:value-type="string">
            <text:p>Dalton Transactions (2003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MATERIAIS <text:s text:c="40"/></text:p>
          </table:table-cell>
          <table:table-cell office:value-type="string">
            <text:p>Dental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512</text:p>
          </table:table-cell>
          <table:table-cell office:value-type="string">
            <text:p>MATERIAIS <text:s text:c="40"/></text:p>
          </table:table-cell>
          <table:table-cell office:value-type="string">
            <text:p>Dermatologic Surge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164</text:p>
          </table:table-cell>
          <table:table-cell office:value-type="string">
            <text:p>MATERIAIS <text:s text:c="40"/></text:p>
          </table:table-cell>
          <table:table-cell office:value-type="string">
            <text:p>Desalination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635</text:p>
          </table:table-cell>
          <table:table-cell office:value-type="string">
            <text:p>MATERIAIS <text:s text:c="40"/></text:p>
          </table:table-cell>
          <table:table-cell office:value-type="string">
            <text:p>Diamond and Related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0386</text:p>
          </table:table-cell>
          <table:table-cell office:value-type="string">
            <text:p>MATERIAIS <text:s text:c="40"/></text:p>
          </table:table-cell>
          <table:table-cell office:value-type="string">
            <text:p>Diffusion and Defect Data, Solid State Data. Part A, Defect and Diffusion For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MATERIAIS <text:s text:c="40"/></text:p>
          </table:table-cell>
          <table:table-cell office:value-type="string">
            <text:p>Dyes and Pig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7229</text:p>
          </table:table-cell>
          <table:table-cell office:value-type="string">
            <text:p>MATERIAIS <text:s text:c="40"/></text:p>
          </table:table-cell>
          <table:table-cell office:value-type="string">
            <text:p>E-Polym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5862</text:p>
          </table:table-cell>
          <table:table-cell office:value-type="string">
            <text:p>MATERIAIS <text:s text:c="40"/></text:p>
          </table:table-cell>
          <table:table-cell office:value-type="string">
            <text:p>ECS Transa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MATERIAIS <text:s text:c="40"/></text:p>
          </table:table-cell>
          <table:table-cell office:value-type="string">
            <text:p>Electroanalysis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0062</text:p>
          </table:table-cell>
          <table:table-cell office:value-type="string">
            <text:p>MATERIAIS <text:s text:c="40"/></text:p>
          </table:table-cell>
          <table:table-cell office:value-type="string">
            <text:p>Electrochemical and Solid-State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2481</text:p>
          </table:table-cell>
          <table:table-cell office:value-type="string">
            <text:p>MATERIAIS <text:s text:c="40"/></text:p>
          </table:table-cell>
          <table:table-cell office:value-type="string">
            <text:p>Electrochemistry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MATERIAIS <text:s text:c="40"/></text:p>
          </table:table-cell>
          <table:table-cell office:value-type="string">
            <text:p>Electrochimica Ac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MATERIAIS <text:s text:c="40"/></text:p>
          </table:table-cell>
          <table:table-cell office:value-type="string">
            <text:p>Electronic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877</text:p>
          </table:table-cell>
          <table:table-cell office:value-type="string">
            <text:p>MATERIAIS <text:s text:c="40"/></text:p>
          </table:table-cell>
          <table:table-cell office:value-type="string">
            <text:p>Eletroevoluçã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0624</text:p>
          </table:table-cell>
          <table:table-cell office:value-type="string">
            <text:p>MATERIAIS <text:s text:c="40"/></text:p>
          </table:table-cell>
          <table:table-cell office:value-type="string">
            <text:p>Energy &amp; Fuel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MATERIAIS <text:s text:c="40"/></text:p>
          </table:table-cell>
          <table:table-cell office:value-type="string">
            <text:p>Engenharia Sanitária e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790</text:p>
          </table:table-cell>
          <table:table-cell office:value-type="string">
            <text:p>MATERIAIS <text:s text:c="40"/></text:p>
          </table:table-cell>
          <table:table-cell office:value-type="string">
            <text:p>Engenharia Térm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MATERIAIS <text:s text:c="40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6307</text:p>
          </table:table-cell>
          <table:table-cell office:value-type="string">
            <text:p>MATERIAIS <text:s text:c="40"/></text:p>
          </table:table-cell>
          <table:table-cell office:value-type="string">
            <text:p>Engineering Failure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198</text:p>
          </table:table-cell>
          <table:table-cell office:value-type="string">
            <text:p>MATERIAIS <text:s text:c="40"/></text:p>
          </table:table-cell>
          <table:table-cell office:value-type="string">
            <text:p>Ensino Superior (ABM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0105</text:p>
          </table:table-cell>
          <table:table-cell office:value-type="string">
            <text:p>MATERIAIS <text:s text:c="40"/></text:p>
          </table:table-cell>
          <table:table-cell office:value-type="string">
            <text:p>Environmental Geology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MATERIAIS <text:s text:c="40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6X</text:p>
          </table:table-cell>
          <table:table-cell office:value-type="string">
            <text:p>MATERIAIS <text:s text:c="40"/></text:p>
          </table:table-cell>
          <table:table-cell office:value-type="string">
            <text:p>Environmental Science &amp;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MATERIAIS <text:s text:c="40"/></text:p>
          </table:table-cell>
          <table:table-cell office:value-type="string">
            <text:p>Environmental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10</text:p>
          </table:table-cell>
          <table:table-cell office:value-type="string">
            <text:p>MATERIAIS <text:s text:c="40"/></text:p>
          </table:table-cell>
          <table:table-cell office:value-type="string">
            <text:p>Estudos Tecnológico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615</text:p>
          </table:table-cell>
          <table:table-cell office:value-type="string">
            <text:p>MATERIAIS <text:s text:c="40"/></text:p>
          </table:table-cell>
          <table:table-cell office:value-type="string">
            <text:p>Estudos Tecnológicos. Engenharia (Cessou em 2003. Cont. ISSN 1808-7310 Estudos Tecnológicos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48</text:p>
          </table:table-cell>
          <table:table-cell office:value-type="string">
            <text:p>MATERIAIS <text:s text:c="40"/></text:p>
          </table:table-cell>
          <table:table-cell office:value-type="string">
            <text:p>European Journal of Inorgan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7-7546</text:p>
          </table:table-cell>
          <table:table-cell office:value-type="string">
            <text:p>MATERIAIS <text:s text:c="40"/></text:p>
          </table:table-cell>
          <table:table-cell office:value-type="string">
            <text:p>European Journal of Mechanics. B, Flu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3X</text:p>
          </table:table-cell>
          <table:table-cell office:value-type="string">
            <text:p>MATERIAIS <text:s text:c="40"/></text:p>
          </table:table-cell>
          <table:table-cell office:value-type="string">
            <text:p>European Journal of Organ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57</text:p>
          </table:table-cell>
          <table:table-cell office:value-type="string">
            <text:p>MATERIAIS <text:s text:c="40"/></text:p>
          </table:table-cell>
          <table:table-cell office:value-type="string">
            <text:p>European Polymer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MATERIAIS <text:s text:c="40"/></text:p>
          </table:table-cell>
          <table:table-cell office:value-type="string">
            <text:p>Exacta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58X</text:p>
          </table:table-cell>
          <table:table-cell office:value-type="string">
            <text:p>MATERIAIS <text:s text:c="40"/></text:p>
          </table:table-cell>
          <table:table-cell office:value-type="string">
            <text:p>Fatigue &amp; Fracture of Engineering Materials &amp; Structur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193</text:p>
          </table:table-cell>
          <table:table-cell office:value-type="string">
            <text:p>MATERIAIS <text:s text:c="40"/></text:p>
          </table:table-cell>
          <table:table-cell office:value-type="string">
            <text:p>Ferroelec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5X</text:p>
          </table:table-cell>
          <table:table-cell office:value-type="string">
            <text:p>MATERIAIS <text:s text:c="40"/></text:p>
          </table:table-cell>
          <table:table-cell office:value-type="string">
            <text:p>Food Hydrocolloi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MATERIAIS <text:s text:c="40"/></text:p>
          </table:table-cell>
          <table:table-cell office:value-type="string">
            <text:p>Food Technolog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7473</text:p>
          </table:table-cell>
          <table:table-cell office:value-type="string">
            <text:p>MATERIAIS <text:s text:c="40"/></text:p>
          </table:table-cell>
          <table:table-cell office:value-type="string">
            <text:p>Forest Products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87</text:p>
          </table:table-cell>
          <table:table-cell office:value-type="string">
            <text:p>MATERIAIS <text:s text:c="40"/></text:p>
          </table:table-cell>
          <table:table-cell office:value-type="string">
            <text:p>FS. Fundição e Serviç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MATERIAIS <text:s text:c="40"/></text:p>
          </table:table-cell>
          <table:table-cell office:value-type="string">
            <text:p>Fuel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01</text:p>
          </table:table-cell>
          <table:table-cell office:value-type="string">
            <text:p>MATERIAIS <text:s text:c="40"/></text:p>
          </table:table-cell>
          <table:table-cell office:value-type="string">
            <text:p>Fuel and Energy Abstrac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20</text:p>
          </table:table-cell>
          <table:table-cell office:value-type="string">
            <text:p>MATERIAIS <text:s text:c="40"/></text:p>
          </table:table-cell>
          <table:table-cell office:value-type="string">
            <text:p>Fuel Processing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MATERIAIS <text:s text:c="40"/></text:p>
          </table:table-cell>
          <table:table-cell office:value-type="string">
            <text:p>Geochimica Brasilien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MATERIAIS <text:s text:c="40"/></text:p>
          </table:table-cell>
          <table:table-cell office:value-type="string">
            <text:p>Geoderma (Amsterda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9-4488</text:p>
          </table:table-cell>
          <table:table-cell office:value-type="string">
            <text:p>MATERIAIS <text:s text:c="40"/></text:p>
          </table:table-cell>
          <table:table-cell office:value-type="string">
            <text:p>Geostandards and Geoanalytic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1050</text:p>
          </table:table-cell>
          <table:table-cell office:value-type="string">
            <text:p>MATERIAIS <text:s text:c="40"/></text:p>
          </table:table-cell>
          <table:table-cell office:value-type="string">
            <text:p>Glass Technology (Cessou em 2005. Fundiu-se com ISSN 0031-9090, 0946-7475, 1753-3546 e 1753-356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19</text:p>
          </table:table-cell>
          <table:table-cell office:value-type="string">
            <text:p>MATERIAIS <text:s text:c="40"/></text:p>
          </table:table-cell>
          <table:table-cell office:value-type="string">
            <text:p>Global Manager (FS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262</text:p>
          </table:table-cell>
          <table:table-cell office:value-type="string">
            <text:p>MATERIAIS <text:s text:c="40"/></text:p>
          </table:table-cell>
          <table:table-cell office:value-type="string">
            <text:p>Green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8145</text:p>
          </table:table-cell>
          <table:table-cell office:value-type="string">
            <text:p>MATERIAIS <text:s text:c="40"/></text:p>
          </table:table-cell>
          <table:table-cell office:value-type="string">
            <text:p>IDR. Industrial Diamond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3106</text:p>
          </table:table-cell>
          <table:table-cell office:value-type="string">
            <text:p>MATERIAIS <text:s text:c="40"/></text:p>
          </table:table-cell>
          <table:table-cell office:value-type="string">
            <text:p>IEEE Electron Devi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197</text:p>
          </table:table-cell>
          <table:table-cell office:value-type="string">
            <text:p>MATERIAIS <text:s text:c="40"/></text:p>
          </table:table-cell>
          <table:table-cell office:value-type="string">
            <text:p>IEEE Journal of Quantum Electro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8223</text:p>
          </table:table-cell>
          <table:table-cell office:value-type="string">
            <text:p>MATERIAIS <text:s text:c="40"/></text:p>
          </table:table-cell>
          <table:table-cell office:value-type="string">
            <text:p>IEEE Transactions on Applied Superconductiv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878</text:p>
          </table:table-cell>
          <table:table-cell office:value-type="string">
            <text:p>MATERIAIS <text:s text:c="40"/></text:p>
          </table:table-cell>
          <table:table-cell office:value-type="string">
            <text:p>IEEE Transactions on Dielectrics and Electrical Insul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MATERIAIS <text:s text:c="40"/></text:p>
          </table:table-cell>
          <table:table-cell office:value-type="string">
            <text:p>IEEE Transactions on Mag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666X</text:p>
          </table:table-cell>
          <table:table-cell office:value-type="string">
            <text:p>MATERIAIS <text:s text:c="40"/></text:p>
          </table:table-cell>
          <table:table-cell office:value-type="string">
            <text:p>IJPAC. International Journal of Polymer Analysis and Characteriz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224-1135</text:p>
          </table:table-cell>
          <table:table-cell office:value-type="string">
            <text:p>MATERIAIS <text:s text:c="40"/></text:p>
          </table:table-cell>
          <table:table-cell office:value-type="string">
            <text:p>Impedance Contributions On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MATERIAIS <text:s text:c="40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7588</text:p>
          </table:table-cell>
          <table:table-cell office:value-type="string">
            <text:p>MATERIAIS <text:s text:c="40"/></text:p>
          </table:table-cell>
          <table:table-cell office:value-type="string">
            <text:p>Industrial Ceram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690</text:p>
          </table:table-cell>
          <table:table-cell office:value-type="string">
            <text:p>MATERIAIS <text:s text:c="40"/></text:p>
          </table:table-cell>
          <table:table-cell office:value-type="string">
            <text:p>Industrial Crops and Product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MATERIAIS <text:s text:c="40"/></text:p>
          </table:table-cell>
          <table:table-cell office:value-type="string">
            <text:p>INFOCOMP (UFL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305</text:p>
          </table:table-cell>
          <table:table-cell office:value-type="string">
            <text:p>MATERIAIS <text:s text:c="40"/></text:p>
          </table:table-cell>
          <table:table-cell office:value-type="string">
            <text:p>Ingeniare. Revista Chilena de Ingeniería (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516X</text:p>
          </table:table-cell>
          <table:table-cell office:value-type="string">
            <text:p>MATERIAIS <text:s text:c="40"/></text:p>
          </table:table-cell>
          <table:table-cell office:value-type="string">
            <text:p>Ingeniería Mecánica (Ciudad de La Haba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69</text:p>
          </table:table-cell>
          <table:table-cell office:value-type="string">
            <text:p>MATERIAIS <text:s text:c="40"/></text:p>
          </table:table-cell>
          <table:table-cell office:value-type="string">
            <text:p>In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85</text:p>
          </table:table-cell>
          <table:table-cell office:value-type="string">
            <text:p>MATERIAIS <text:s text:c="40"/></text:p>
          </table:table-cell>
          <table:table-cell office:value-type="string">
            <text:p>Inorganic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MATERIAIS <text:s text:c="40"/></text:p>
          </table:table-cell>
          <table:table-cell office:value-type="string">
            <text:p>Inorganica Chimica Acta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2575</text:p>
          </table:table-cell>
          <table:table-cell office:value-type="string">
            <text:p>MATERIAIS <text:s text:c="40"/></text:p>
          </table:table-cell>
          <table:table-cell office:value-type="string">
            <text:p>Insight (Northampt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149</text:p>
          </table:table-cell>
          <table:table-cell office:value-type="string">
            <text:p>MATERIAIS <text:s text:c="40"/></text:p>
          </table:table-cell>
          <table:table-cell office:value-type="string">
            <text:p>Instrumentation Science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587</text:p>
          </table:table-cell>
          <table:table-cell office:value-type="string">
            <text:p>MATERIAIS <text:s text:c="40"/></text:p>
          </table:table-cell>
          <table:table-cell office:value-type="string">
            <text:p>Integrated Ferroelectr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9795</text:p>
          </table:table-cell>
          <table:table-cell office:value-type="string">
            <text:p>MATERIAIS <text:s text:c="40"/></text:p>
          </table:table-cell>
          <table:table-cell office:value-type="string">
            <text:p>Intermetallics (Barkin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MATERIAIS <text:s text:c="40"/></text:p>
          </table:table-cell>
          <table:table-cell office:value-type="string">
            <text:p>International Endodontic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542X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Applied Ceramic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2-3981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Electrochemical Scienc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7X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Energ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923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Energy Technology and Poli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1123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Fatigu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9429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Fractur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9310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Heat and Mass Transf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Hydrogen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71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Infrared and Millimeter Wav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955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Machine Tools &amp; Manufact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900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Materials &amp; Product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8410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Microstructure and Materials Properti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0067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Molecular Scien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7435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Nan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6419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Plastic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4037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Polymeric Materi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462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Powder Metallurgy (198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Quantum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11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Refractory Metals &amp; Hard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83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Solids and Structu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748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 of Theoretical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768</text:p>
          </table:table-cell>
          <table:table-cell office:value-type="string">
            <text:p>MATERIAIS <text:s text:c="40"/></text:p>
          </table:table-cell>
          <table:table-cell office:value-type="string">
            <text:p>International Journal, Advanced Manufacturing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4922</text:p>
          </table:table-cell>
          <table:table-cell office:value-type="string">
            <text:p>MATERIAIS <text:s text:c="40"/></text:p>
          </table:table-cell>
          <table:table-cell office:value-type="string">
            <text:p>Japanese Journal of Applied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6051</text:p>
          </table:table-cell>
          <table:table-cell office:value-type="string">
            <text:p>MATERIAIS <text:s text:c="40"/></text:p>
          </table:table-cell>
          <table:table-cell office:value-type="string">
            <text:p>Jinshu Rèchuli / Heat Treatment of Metals (Beij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5185</text:p>
          </table:table-cell>
          <table:table-cell office:value-type="string">
            <text:p>MATERIAIS <text:s text:c="40"/></text:p>
          </table:table-cell>
          <table:table-cell office:value-type="string">
            <text:p>Journal of Adhesive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MATERIAIS <text:s text:c="40"/></text:p>
          </table:table-cell>
          <table:table-cell office:value-type="string">
            <text:p>Journal of Agricultural and Food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MATERIAIS <text:s text:c="40"/></text:p>
          </table:table-cell>
          <table:table-cell office:value-type="string">
            <text:p>Journal of Alloys and Compoun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370</text:p>
          </table:table-cell>
          <table:table-cell office:value-type="string">
            <text:p>MATERIAIS <text:s text:c="40"/></text:p>
          </table:table-cell>
          <table:table-cell office:value-type="string">
            <text:p>Journal of Analytical and Applied Pyroly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1X</text:p>
          </table:table-cell>
          <table:table-cell office:value-type="string">
            <text:p>MATERIAIS <text:s text:c="40"/></text:p>
          </table:table-cell>
          <table:table-cell office:value-type="string">
            <text:p>Journal of Applied Electr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MATERIAIS <text:s text:c="40"/></text:p>
          </table:table-cell>
          <table:table-cell office:value-type="string">
            <text:p>Journal of Applied Oral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MATERIAIS <text:s text:c="40"/></text:p>
          </table:table-cell>
          <table:table-cell office:value-type="string">
            <text:p>Journal of Applied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4628</text:p>
          </table:table-cell>
          <table:table-cell office:value-type="string">
            <text:p>MATERIAIS <text:s text:c="40"/></text:p>
          </table:table-cell>
          <table:table-cell office:value-type="string">
            <text:p>Journal of Applied Polymer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MATERIAIS <text:s text:c="40"/></text:p>
          </table:table-cell>
          <table:table-cell office:value-type="string">
            <text:p>Journal of Applied Polymer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62X</text:p>
          </table:table-cell>
          <table:table-cell office:value-type="string">
            <text:p>MATERIAIS <text:s text:c="40"/></text:p>
          </table:table-cell>
          <table:table-cell office:value-type="string">
            <text:p>Journal of ASTM Internationa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MATERIAIS <text:s text:c="40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MATERIAIS <text:s text:c="40"/></text:p>
          </table:table-cell>
          <table:table-cell office:value-type="string">
            <text:p>Journal of Biomedical Op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MATERIAIS <text:s text:c="40"/></text:p>
          </table:table-cell>
          <table:table-cell office:value-type="string">
            <text:p>Journal of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17</text:p>
          </table:table-cell>
          <table:table-cell office:value-type="string">
            <text:p>MATERIAIS <text:s text:c="40"/></text:p>
          </table:table-cell>
          <table:table-cell office:value-type="string">
            <text:p>Journal of Cat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65</text:p>
          </table:table-cell>
          <table:table-cell office:value-type="string">
            <text:p>MATERIAIS <text:s text:c="40"/></text:p>
          </table:table-cell>
          <table:table-cell office:value-type="string">
            <text:p>Journal of Chromatographic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71</text:p>
          </table:table-cell>
          <table:table-cell office:value-type="string">
            <text:p>MATERIAIS <text:s text:c="40"/></text:p>
          </table:table-cell>
          <table:table-cell office:value-type="string">
            <text:p>Journal of Clinical Laser Medicine &amp; Surgery (Cessou em 2004. Cont. ISSN 1549-5418 Photomedicine and Laser Surge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MATERIAIS <text:s text:c="40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83</text:p>
          </table:table-cell>
          <table:table-cell office:value-type="string">
            <text:p>MATERIAIS <text:s text:c="40"/></text:p>
          </table:table-cell>
          <table:table-cell office:value-type="string">
            <text:p>Journal of Composite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MATERIAIS <text:s text:c="40"/></text:p>
          </table:table-cell>
          <table:table-cell office:value-type="string">
            <text:p>Journal of Computational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1045</text:p>
          </table:table-cell>
          <table:table-cell office:value-type="string">
            <text:p>MATERIAIS <text:s text:c="40"/></text:p>
          </table:table-cell>
          <table:table-cell office:value-type="string">
            <text:p>Journal of Computer-Aided Materials Desig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MATERIAIS <text:s text:c="40"/></text:p>
          </table:table-cell>
          <table:table-cell office:value-type="string">
            <text:p>Journal of Crystal Grow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MATERIAIS <text:s text:c="40"/></text:p>
          </table:table-cell>
          <table:table-cell office:value-type="string">
            <text:p>Journal of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2691</text:p>
          </table:table-cell>
          <table:table-cell office:value-type="string">
            <text:p>MATERIAIS <text:s text:c="40"/></text:p>
          </table:table-cell>
          <table:table-cell office:value-type="string">
            <text:p>Journal of Dispersion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2443</text:p>
          </table:table-cell>
          <table:table-cell office:value-type="string">
            <text:p>MATERIAIS <text:s text:c="40"/></text:p>
          </table:table-cell>
          <table:table-cell office:value-type="string">
            <text:p>Journal of Elastomers and Plas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6657</text:p>
          </table:table-cell>
          <table:table-cell office:value-type="string">
            <text:p>MATERIAIS <text:s text:c="40"/></text:p>
          </table:table-cell>
          <table:table-cell office:value-type="string">
            <text:p>Journal of Electroanalytical Chemistry (199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28</text:p>
          </table:table-cell>
          <table:table-cell office:value-type="string">
            <text:p>MATERIAIS <text:s text:c="40"/></text:p>
          </table:table-cell>
          <table:table-cell office:value-type="string">
            <text:p>Journal of Electroanalytical Chemistry and Interfacial Electrochemistry (Cessou em 1992. Cont. ISSN 1572-6657 Journal of Electroanalytical Chemistry (1992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3449</text:p>
          </table:table-cell>
          <table:table-cell office:value-type="string">
            <text:p>MATERIAIS <text:s text:c="40"/></text:p>
          </table:table-cell>
          <table:table-cell office:value-type="string">
            <text:p>Journal of Electrocera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2048</text:p>
          </table:table-cell>
          <table:table-cell office:value-type="string">
            <text:p>MATERIAIS <text:s text:c="40"/></text:p>
          </table:table-cell>
          <table:table-cell office:value-type="string">
            <text:p>Journal of Electron Spectroscopy and Related Phenomen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2551</text:p>
          </table:table-cell>
          <table:table-cell office:value-type="string">
            <text:p>MATERIAIS <text:s text:c="40"/></text:p>
          </table:table-cell>
          <table:table-cell office:value-type="string">
            <text:p>Journal of Environmental Engineering and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1204</text:p>
          </table:table-cell>
          <table:table-cell office:value-type="string">
            <text:p>MATERIAIS <text:s text:c="40"/></text:p>
          </table:table-cell>
          <table:table-cell office:value-type="string">
            <text:p>Journal of Environmental Science and Health Part A - Environmental Science and Engineering &amp; Toxic and Hazardous Substance Contro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529</text:p>
          </table:table-cell>
          <table:table-cell office:value-type="string">
            <text:p>MATERIAIS <text:s text:c="40"/></text:p>
          </table:table-cell>
          <table:table-cell office:value-type="string">
            <text:p>Journal of Environmental Science and Health. Part A, Toxic Hazardous Substances and Environment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4155</text:p>
          </table:table-cell>
          <table:table-cell office:value-type="string">
            <text:p>MATERIAIS <text:s text:c="40"/></text:p>
          </table:table-cell>
          <table:table-cell office:value-type="string">
            <text:p>Journal of Esthetic and Restorative Dent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MATERIAIS <text:s text:c="40"/></text:p>
          </table:table-cell>
          <table:table-cell office:value-type="string">
            <text:p>Journal of Ethnopharma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MATERIAIS <text:s text:c="40"/></text:p>
          </table:table-cell>
          <table:table-cell office:value-type="string">
            <text:p>Journal of Fluoresc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MATERIAIS <text:s text:c="40"/></text:p>
          </table:table-cell>
          <table:table-cell office:value-type="string">
            <text:p>Journal of Food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428</text:p>
          </table:table-cell>
          <table:table-cell office:value-type="string">
            <text:p>MATERIAIS <text:s text:c="40"/></text:p>
          </table:table-cell>
          <table:table-cell office:value-type="string">
            <text:p>Journal of Food Qual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624X</text:p>
          </table:table-cell>
          <table:table-cell office:value-type="string">
            <text:p>MATERIAIS <text:s text:c="40"/></text:p>
          </table:table-cell>
          <table:table-cell office:value-type="string">
            <text:p>Journal of Fuel Cell Science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MATERIAIS <text:s text:c="40"/></text:p>
          </table:table-cell>
          <table:table-cell office:value-type="string">
            <text:p>Journal of Hazardous Materi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81</text:p>
          </table:table-cell>
          <table:table-cell office:value-type="string">
            <text:p>MATERIAIS <text:s text:c="40"/></text:p>
          </table:table-cell>
          <table:table-cell office:value-type="string">
            <text:p>Journal of Heat Transf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MATERIAIS <text:s text:c="40"/></text:p>
          </table:table-cell>
          <table:table-cell office:value-type="string">
            <text:p>Journal of Inorganic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91</text:p>
          </table:table-cell>
          <table:table-cell office:value-type="string">
            <text:p>MATERIAIS <text:s text:c="40"/></text:p>
          </table:table-cell>
          <table:table-cell office:value-type="string">
            <text:p>Journal of Low Temperature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MATERIAIS <text:s text:c="40"/></text:p>
          </table:table-cell>
          <table:table-cell office:value-type="string">
            <text:p>Journal of Lumin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807</text:p>
          </table:table-cell>
          <table:table-cell office:value-type="string">
            <text:p>MATERIAIS <text:s text:c="40"/></text:p>
          </table:table-cell>
          <table:table-cell office:value-type="string">
            <text:p>Journal of Magnetic Resonance (San Diego, Calif. 1997: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1807</text:p>
          </table:table-cell>
          <table:table-cell office:value-type="string">
            <text:p>MATERIAIS <text:s text:c="40"/></text:p>
          </table:table-cell>
          <table:table-cell office:value-type="string">
            <text:p>Journal of Magnetic Resonance Imag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MATERIAIS <text:s text:c="40"/></text:p>
          </table:table-cell>
          <table:table-cell office:value-type="string">
            <text:p>Journal of Magnetism and Magnetic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428</text:p>
          </table:table-cell>
          <table:table-cell office:value-type="string">
            <text:p>MATERIAIS <text:s text:c="40"/></text:p>
          </table:table-cell>
          <table:table-cell office:value-type="string">
            <text:p>Journal of Materials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495</text:p>
          </table:table-cell>
          <table:table-cell office:value-type="string">
            <text:p>MATERIAIS <text:s text:c="40"/></text:p>
          </table:table-cell>
          <table:table-cell office:value-type="string">
            <text:p>Journal of Materials Engineering and Performa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MATERIAIS <text:s text:c="40"/></text:p>
          </table:table-cell>
          <table:table-cell office:value-type="string">
            <text:p>Journal of Materials Processing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2914</text:p>
          </table:table-cell>
          <table:table-cell office:value-type="string">
            <text:p>MATERIAIS <text:s text:c="40"/></text:p>
          </table:table-cell>
          <table:table-cell office:value-type="string">
            <text:p>Journal of Material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MATERIAIS <text:s text:c="40"/></text:p>
          </table:table-cell>
          <table:table-cell office:value-type="string">
            <text:p>Journal of Materials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22</text:p>
          </table:table-cell>
          <table:table-cell office:value-type="string">
            <text:p>MATERIAIS <text:s text:c="40"/></text:p>
          </table:table-cell>
          <table:table-cell office:value-type="string">
            <text:p>Journal of Materials Science. Materials in Electro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7388</text:p>
          </table:table-cell>
          <table:table-cell office:value-type="string">
            <text:p>MATERIAIS <text:s text:c="40"/></text:p>
          </table:table-cell>
          <table:table-cell office:value-type="string">
            <text:p>Journal of Membrane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375</text:p>
          </table:table-cell>
          <table:table-cell office:value-type="string">
            <text:p>MATERIAIS <text:s text:c="40"/></text:p>
          </table:table-cell>
          <table:table-cell office:value-type="string">
            <text:p>Journal of Metastable and Nanocrystalline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MATERIAIS <text:s text:c="40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MATERIAIS <text:s text:c="40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MATERIAIS <text:s text:c="40"/></text:p>
          </table:table-cell>
          <table:table-cell office:value-type="string">
            <text:p>Journal of Molecular Mod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52</text:p>
          </table:table-cell>
          <table:table-cell office:value-type="string">
            <text:p>MATERIAIS <text:s text:c="40"/></text:p>
          </table:table-cell>
          <table:table-cell office:value-type="string">
            <text:p>Journal of Molecular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MATERIAIS <text:s text:c="40"/></text:p>
          </table:table-cell>
          <table:table-cell office:value-type="string">
            <text:p>Journal of Molecular Struc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MATERIAIS <text:s text:c="40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764</text:p>
          </table:table-cell>
          <table:table-cell office:value-type="string">
            <text:p>MATERIAIS <text:s text:c="40"/></text:p>
          </table:table-cell>
          <table:table-cell office:value-type="string">
            <text:p>Journal of Nanoparticl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MATERIAIS <text:s text:c="40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MATERIAIS <text:s text:c="40"/></text:p>
          </table:table-cell>
          <table:table-cell office:value-type="string">
            <text:p>Journal of Non-Crystalline Sol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98</text:p>
          </table:table-cell>
          <table:table-cell office:value-type="string">
            <text:p>MATERIAIS <text:s text:c="40"/></text:p>
          </table:table-cell>
          <table:table-cell office:value-type="string">
            <text:p>Journal of Nondestructive Evalu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7809</text:p>
          </table:table-cell>
          <table:table-cell office:value-type="string">
            <text:p>MATERIAIS <text:s text:c="40"/></text:p>
          </table:table-cell>
          <table:table-cell office:value-type="string">
            <text:p>Journal of Oral Laser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63</text:p>
          </table:table-cell>
          <table:table-cell office:value-type="string">
            <text:p>MATERIAIS <text:s text:c="40"/></text:p>
          </table:table-cell>
          <table:table-cell office:value-type="string">
            <text:p>Journal of 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8X</text:p>
          </table:table-cell>
          <table:table-cell office:value-type="string">
            <text:p>MATERIAIS <text:s text:c="40"/></text:p>
          </table:table-cell>
          <table:table-cell office:value-type="string">
            <text:p>Journal of Organometall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MATERIAIS <text:s text:c="40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7037</text:p>
          </table:table-cell>
          <table:table-cell office:value-type="string">
            <text:p>MATERIAIS <text:s text:c="40"/></text:p>
          </table:table-cell>
          <table:table-cell office:value-type="string">
            <text:p>Journal of Phase Equilibria and Diffus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MATERIAIS <text:s text:c="40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47</text:p>
          </table:table-cell>
          <table:table-cell office:value-type="string">
            <text:p>MATERIAIS <text:s text:c="40"/></text:p>
          </table:table-cell>
          <table:table-cell office:value-type="string">
            <text:p>Journal of Physical Chemistry B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MATERIAIS <text:s text:c="40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447</text:p>
          </table:table-cell>
          <table:table-cell office:value-type="string">
            <text:p>MATERIAIS <text:s text:c="40"/></text:p>
          </table:table-cell>
          <table:table-cell office:value-type="string">
            <text:p>Journal of Physical Chemistry. 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30</text:p>
          </table:table-cell>
          <table:table-cell office:value-type="string">
            <text:p>MATERIAIS <text:s text:c="40"/></text:p>
          </table:table-cell>
          <table:table-cell office:value-type="string">
            <text:p>Journal of Physical Organ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MATERIAIS <text:s text:c="40"/></text:p>
          </table:table-cell>
          <table:table-cell office:value-type="string">
            <text:p>Journal of Physics and Chemistry of Sol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4075</text:p>
          </table:table-cell>
          <table:table-cell office:value-type="string">
            <text:p>MATERIAIS <text:s text:c="40"/></text:p>
          </table:table-cell>
          <table:table-cell office:value-type="string">
            <text:p>Journal of Physics. B, Atomic Molecular and Opt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MATERIAIS <text:s text:c="40"/></text:p>
          </table:table-cell>
          <table:table-cell office:value-type="string">
            <text:p>Journal of Physics. Condensed Matt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MATERIAIS <text:s text:c="40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MATERIAIS <text:s text:c="40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6447</text:p>
          </table:table-cell>
          <table:table-cell office:value-type="string">
            <text:p>MATERIAIS <text:s text:c="40"/></text:p>
          </table:table-cell>
          <table:table-cell office:value-type="string">
            <text:p>Journal of Polymer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9760</text:p>
          </table:table-cell>
          <table:table-cell office:value-type="string">
            <text:p>MATERIAIS <text:s text:c="40"/></text:p>
          </table:table-cell>
          <table:table-cell office:value-type="string">
            <text:p>Journal of Polyme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4X</text:p>
          </table:table-cell>
          <table:table-cell office:value-type="string">
            <text:p>MATERIAIS <text:s text:c="40"/></text:p>
          </table:table-cell>
          <table:table-cell office:value-type="string">
            <text:p>Journal of Polymer Science. Part A, Polymer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66</text:p>
          </table:table-cell>
          <table:table-cell office:value-type="string">
            <text:p>MATERIAIS <text:s text:c="40"/></text:p>
          </table:table-cell>
          <table:table-cell office:value-type="string">
            <text:p>Journal of Polymer Science. Part B, Polymer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2224</text:p>
          </table:table-cell>
          <table:table-cell office:value-type="string">
            <text:p>MATERIAIS <text:s text:c="40"/></text:p>
          </table:table-cell>
          <table:table-cell office:value-type="string">
            <text:p>Journal of Porous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4246</text:p>
          </table:table-cell>
          <table:table-cell office:value-type="string">
            <text:p>MATERIAIS <text:s text:c="40"/></text:p>
          </table:table-cell>
          <table:table-cell office:value-type="string">
            <text:p>Journal of Porphyrins and Phthalocyani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53</text:p>
          </table:table-cell>
          <table:table-cell office:value-type="string">
            <text:p>MATERIAIS <text:s text:c="40"/></text:p>
          </table:table-cell>
          <table:table-cell office:value-type="string">
            <text:p>Journal of Power Sour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MATERIAIS <text:s text:c="40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86</text:p>
          </table:table-cell>
          <table:table-cell office:value-type="string">
            <text:p>MATERIAIS <text:s text:c="40"/></text:p>
          </table:table-cell>
          <table:table-cell office:value-type="string">
            <text:p>Journal of Raman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6844</text:p>
          </table:table-cell>
          <table:table-cell office:value-type="string">
            <text:p>MATERIAIS <text:s text:c="40"/></text:p>
          </table:table-cell>
          <table:table-cell office:value-type="string">
            <text:p>Journal of Reinforced Plastics and Composi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707</text:p>
          </table:table-cell>
          <table:table-cell office:value-type="string">
            <text:p>MATERIAIS <text:s text:c="40"/></text:p>
          </table:table-cell>
          <table:table-cell office:value-type="string">
            <text:p>Journal of Sol-Gel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96</text:p>
          </table:table-cell>
          <table:table-cell office:value-type="string">
            <text:p>MATERIAIS <text:s text:c="40"/></text:p>
          </table:table-cell>
          <table:table-cell office:value-type="string">
            <text:p>Journal of Solid State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488</text:p>
          </table:table-cell>
          <table:table-cell office:value-type="string">
            <text:p>MATERIAIS <text:s text:c="40"/></text:p>
          </table:table-cell>
          <table:table-cell office:value-type="string">
            <text:p>Journal of Solid State Electro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973</text:p>
          </table:table-cell>
          <table:table-cell office:value-type="string">
            <text:p>MATERIAIS <text:s text:c="40"/></text:p>
          </table:table-cell>
          <table:table-cell office:value-type="string">
            <text:p>Journal of Testing and Evalu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20</text:p>
          </table:table-cell>
          <table:table-cell office:value-type="string">
            <text:p>MATERIAIS <text:s text:c="40"/></text:p>
          </table:table-cell>
          <table:table-cell office:value-type="string">
            <text:p>Journal of the American Ceramic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63</text:p>
          </table:table-cell>
          <table:table-cell office:value-type="string">
            <text:p>MATERIAIS <text:s text:c="40"/></text:p>
          </table:table-cell>
          <table:table-cell office:value-type="string">
            <text:p>Journal of the American Che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MATERIAIS <text:s text:c="40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MATERIAIS <text:s text:c="40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MATERIAIS <text:s text:c="40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707</text:p>
          </table:table-cell>
          <table:table-cell office:value-type="string">
            <text:p>MATERIAIS <text:s text:c="40"/></text:p>
          </table:table-cell>
          <table:table-cell office:value-type="string">
            <text:p>Journal of the Chilean Chemical Societ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MATERIAIS <text:s text:c="40"/></text:p>
          </table:table-cell>
          <table:table-cell office:value-type="string">
            <text:p>Journal of the Electrochem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219</text:p>
          </table:table-cell>
          <table:table-cell office:value-type="string">
            <text:p>MATERIAIS <text:s text:c="40"/></text:p>
          </table:table-cell>
          <table:table-cell office:value-type="string">
            <text:p>Journal of the European Ceramic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24</text:p>
          </table:table-cell>
          <table:table-cell office:value-type="string">
            <text:p>MATERIAIS <text:s text:c="40"/></text:p>
          </table:table-cell>
          <table:table-cell office:value-type="string">
            <text:p>Journal of the Optical Society of America. B, Optical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MATERIAIS <text:s text:c="40"/></text:p>
          </table:table-cell>
          <table:table-cell office:value-type="string">
            <text:p>Journal of Thermal Analysis and Calori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2101</text:p>
          </table:table-cell>
          <table:table-cell office:value-type="string">
            <text:p>MATERIAIS <text:s text:c="40"/></text:p>
          </table:table-cell>
          <table:table-cell office:value-type="string">
            <text:p>Journal of Vacuum Science &amp; Technology. A. Vacuum, Surfaces and Films (Cessou em 2002. Cont. ISSN 1553-1813 Journal of Vacuum Science &amp; Technology. A, International Journal Devoted to Vacuum, Surfaces, and Film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780X</text:p>
          </table:table-cell>
          <table:table-cell office:value-type="string">
            <text:p>MATERIAIS <text:s text:c="40"/></text:p>
          </table:table-cell>
          <table:table-cell office:value-type="string">
            <text:p>Kéramica (Coimb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MATERIAIS <text:s text:c="40"/></text:p>
          </table:table-cell>
          <table:table-cell office:value-type="string">
            <text:p>Key Engineering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3276</text:p>
          </table:table-cell>
          <table:table-cell office:value-type="string">
            <text:p>MATERIAIS <text:s text:c="40"/></text:p>
          </table:table-cell>
          <table:table-cell office:value-type="string">
            <text:p>KGK. Kautschuk, Gummi, Kunststoff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463</text:p>
          </table:table-cell>
          <table:table-cell office:value-type="string">
            <text:p>MATERIAIS <text:s text:c="40"/></text:p>
          </table:table-cell>
          <table:table-cell office:value-type="string">
            <text:p>Langmui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MATERIAIS <text:s text:c="40"/></text:p>
          </table:table-cell>
          <table:table-cell office:value-type="string">
            <text:p>Lase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MATERIAIS <text:s text:c="40"/></text:p>
          </table:table-cell>
          <table:table-cell office:value-type="string">
            <text:p>Laser 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MATERIAIS <text:s text:c="40"/></text:p>
          </table:table-cell>
          <table:table-cell office:value-type="string">
            <text:p>Lasers in Medic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MATERIAIS <text:s text:c="40"/></text:p>
          </table:table-cell>
          <table:table-cell office:value-type="string">
            <text:p>Lasers in Surgery and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MATERIAIS <text:s text:c="40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MATERIAIS <text:s text:c="40"/></text:p>
          </table:table-cell>
          <table:table-cell office:value-type="string">
            <text:p>Letters in Applied Micr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292</text:p>
          </table:table-cell>
          <table:table-cell office:value-type="string">
            <text:p>MATERIAIS <text:s text:c="40"/></text:p>
          </table:table-cell>
          <table:table-cell office:value-type="string">
            <text:p>Liquid Cryst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52</text:p>
          </table:table-cell>
          <table:table-cell office:value-type="string">
            <text:p>MATERIAIS <text:s text:c="40"/></text:p>
          </table:table-cell>
          <table:table-cell office:value-type="string">
            <text:p>Macromolecular Chemistry and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7492</text:p>
          </table:table-cell>
          <table:table-cell office:value-type="string">
            <text:p>MATERIAIS <text:s text:c="40"/></text:p>
          </table:table-cell>
          <table:table-cell office:value-type="string">
            <text:p>Macromolecular Materials and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36</text:p>
          </table:table-cell>
          <table:table-cell office:value-type="string">
            <text:p>MATERIAIS <text:s text:c="40"/></text:p>
          </table:table-cell>
          <table:table-cell office:value-type="string">
            <text:p>Macromolecular Rapid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MATERIAIS <text:s text:c="40"/></text:p>
          </table:table-cell>
          <table:table-cell office:value-type="string">
            <text:p>Macromolecular Sympo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297</text:p>
          </table:table-cell>
          <table:table-cell office:value-type="string">
            <text:p>MATERIAIS <text:s text:c="40"/></text:p>
          </table:table-cell>
          <table:table-cell office:value-type="string">
            <text:p>Macromolecul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21X</text:p>
          </table:table-cell>
          <table:table-cell office:value-type="string">
            <text:p>MATERIAIS <text:s text:c="40"/></text:p>
          </table:table-cell>
          <table:table-cell office:value-type="string">
            <text:p>Maderas. Ciencia y Tecnología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MATERIAIS <text:s text:c="40"/></text:p>
          </table:table-cell>
          <table:table-cell office:value-type="string">
            <text:p>Maquinas e Met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MATERIAIS <text:s text:c="40"/></text:p>
          </table:table-cell>
          <table:table-cell office:value-type="string">
            <text:p>Matéri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16</text:p>
          </table:table-cell>
          <table:table-cell office:value-type="string">
            <text:p>MATERIAIS <text:s text:c="40"/></text:p>
          </table:table-cell>
          <table:table-cell office:value-type="string">
            <text:p>Material Sciences and Engineering (Cessou em 1988. Cont. ISSN 0921-5093 Materials Science &amp; Engineering. A, Structural Materials: Properties, Microstructure and Process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5117</text:p>
          </table:table-cell>
          <table:table-cell office:value-type="string">
            <text:p>MATERIAIS <text:s text:c="40"/></text:p>
          </table:table-cell>
          <table:table-cell office:value-type="string">
            <text:p>Materials and Corrosion (199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MATERIAIS <text:s text:c="40"/></text:p>
          </table:table-cell>
          <table:table-cell office:value-type="string">
            <text:p>Materials Character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MATERIAIS <text:s text:c="40"/></text:p>
          </table:table-cell>
          <table:table-cell office:value-type="string">
            <text:p>Materials Chemistry an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MATERIAIS <text:s text:c="40"/></text:p>
          </table:table-cell>
          <table:table-cell office:value-type="string">
            <text:p>Materials Letters (General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725</text:p>
          </table:table-cell>
          <table:table-cell office:value-type="string">
            <text:p>MATERIAIS <text:s text:c="40"/></text:p>
          </table:table-cell>
          <table:table-cell office:value-type="string">
            <text:p>Materials Letters (Individual member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MATERIAIS <text:s text:c="40"/></text:p>
          </table:table-cell>
          <table:table-cell office:value-type="string">
            <text:p>Materials Research (São Carlo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08</text:p>
          </table:table-cell>
          <table:table-cell office:value-type="string">
            <text:p>MATERIAIS <text:s text:c="40"/></text:p>
          </table:table-cell>
          <table:table-cell office:value-type="string">
            <text:p>Materials Research Bullet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9172</text:p>
          </table:table-cell>
          <table:table-cell office:value-type="string">
            <text:p>MATERIAIS <text:s text:c="40"/></text:p>
          </table:table-cell>
          <table:table-cell office:value-type="string">
            <text:p>Materials Research Society Symposia Proceedin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1339</text:p>
          </table:table-cell>
          <table:table-cell office:value-type="string">
            <text:p>MATERIAIS <text:s text:c="40"/></text:p>
          </table:table-cell>
          <table:table-cell office:value-type="string">
            <text:p>Material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MATERIAIS <text:s text:c="40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MATERIAIS <text:s text:c="40"/></text:p>
          </table:table-cell>
          <table:table-cell office:value-type="string">
            <text:p>Materials Science &amp; Engineering. B, Solid-State Materials for Advance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MATERIAIS <text:s text:c="40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36</text:p>
          </table:table-cell>
          <table:table-cell office:value-type="string">
            <text:p>MATERIAIS <text:s text:c="40"/></text:p>
          </table:table-cell>
          <table:table-cell office:value-type="string">
            <text:p>Materials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MATERIAIS <text:s text:c="40"/></text:p>
          </table:table-cell>
          <table:table-cell office:value-type="string">
            <text:p>Materials Science Foru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8376</text:p>
          </table:table-cell>
          <table:table-cell office:value-type="string">
            <text:p>MATERIAIS <text:s text:c="40"/></text:p>
          </table:table-cell>
          <table:table-cell office:value-type="string">
            <text:p>Materials Science: An Indian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0233</text:p>
          </table:table-cell>
          <table:table-cell office:value-type="string">
            <text:p>MATERIAIS <text:s text:c="40"/></text:p>
          </table:table-cell>
          <table:table-cell office:value-type="string">
            <text:p>Measurement Science &amp;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MATERIAIS <text:s text:c="40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91</text:p>
          </table:table-cell>
          <table:table-cell office:value-type="string">
            <text:p>MATERIAIS <text:s text:c="40"/></text:p>
          </table:table-cell>
          <table:table-cell office:value-type="string">
            <text:p>Mens Agita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5623</text:p>
          </table:table-cell>
          <table:table-cell office:value-type="string">
            <text:p>MATERIAIS <text:s text:c="40"/></text:p>
          </table:table-cell>
          <table:table-cell office:value-type="string">
            <text:p>Metallurgical and Materials Transactions. A, Physical Metallurgy and Material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98</text:p>
          </table:table-cell>
          <table:table-cell office:value-type="string">
            <text:p>MATERIAIS <text:s text:c="40"/></text:p>
          </table:table-cell>
          <table:table-cell office:value-type="string">
            <text:p>Metalurgia &amp; Mater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MATERIAIS <text:s text:c="40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MATERIAIS <text:s text:c="40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811</text:p>
          </table:table-cell>
          <table:table-cell office:value-type="string">
            <text:p>MATERIAIS <text:s text:c="40"/></text:p>
          </table:table-cell>
          <table:table-cell office:value-type="string">
            <text:p>Microporous and Mesoporous Materi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MATERIAIS <text:s text:c="40"/></text:p>
          </table:table-cell>
          <table:table-cell office:value-type="string">
            <text:p>Microscopy and Micro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5073</text:p>
          </table:table-cell>
          <table:table-cell office:value-type="string">
            <text:p>MATERIAIS <text:s text:c="40"/></text:p>
          </table:table-cell>
          <table:table-cell office:value-type="string">
            <text:p>Mikrochimica Acta (1966. Interne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1406</text:p>
          </table:table-cell>
          <table:table-cell office:value-type="string">
            <text:p>MATERIAIS <text:s text:c="40"/></text:p>
          </table:table-cell>
          <table:table-cell office:value-type="string">
            <text:p>Molecular Crystals and Liquid Crystals (Philadelphia, Pa. : 200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725X</text:p>
          </table:table-cell>
          <table:table-cell office:value-type="string">
            <text:p>MATERIAIS <text:s text:c="40"/></text:p>
          </table:table-cell>
          <table:table-cell office:value-type="string">
            <text:p>Molecular Crystals and Liquid Crystals Science and Technology. Section A, Molecular Crystals and Liquid Cryst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22</text:p>
          </table:table-cell>
          <table:table-cell office:value-type="string">
            <text:p>MATERIAIS <text:s text:c="40"/></text:p>
          </table:table-cell>
          <table:table-cell office:value-type="string">
            <text:p>Molecular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MATERIAIS <text:s text:c="40"/></text:p>
          </table:table-cell>
          <table:table-cell office:value-type="string">
            <text:p>Molecules (Basel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276X</text:p>
          </table:table-cell>
          <table:table-cell office:value-type="string">
            <text:p>MATERIAIS <text:s text:c="40"/></text:p>
          </table:table-cell>
          <table:table-cell office:value-type="string">
            <text:p>Nanoscale Research Letter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MATERIAIS <text:s text:c="40"/></text:p>
          </table:table-cell>
          <table:table-cell office:value-type="string">
            <text:p>Nanotechnology (Bristol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0537</text:p>
          </table:table-cell>
          <table:table-cell office:value-type="string">
            <text:p>MATERIAIS <text:s text:c="40"/></text:p>
          </table:table-cell>
          <table:table-cell office:value-type="string">
            <text:p>Nonlinear Optics, Quantum Op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MATERIAIS <text:s text:c="40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MATERIAIS <text:s text:c="40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MATERIAIS <text:s text:c="40"/></text:p>
          </table:table-cell>
          <table:table-cell office:value-type="string">
            <text:p>Nuclear Instruments and Methods in Physics Research (Print) (Cessou em 1983. Desmembrado em 2: ISSN 0168-9002 Nuclear iInstruments &amp; Methods in Physics Research. Sec. A (Print); ISSN 0168-583X Nuclear Instruments &amp; Methods In Physics... Sec. B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57</text:p>
          </table:table-cell>
          <table:table-cell office:value-type="string">
            <text:p>MATERIAIS <text:s text:c="40"/></text:p>
          </table:table-cell>
          <table:table-cell office:value-type="string">
            <text:p>O Pape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7734</text:p>
          </table:table-cell>
          <table:table-cell office:value-type="string">
            <text:p>MATERIAIS <text:s text:c="40"/></text:p>
          </table:table-cell>
          <table:table-cell office:value-type="string">
            <text:p>Operative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5200</text:p>
          </table:table-cell>
          <table:table-cell office:value-type="string">
            <text:p>MATERIAIS <text:s text:c="40"/></text:p>
          </table:table-cell>
          <table:table-cell office:value-type="string">
            <text:p>Optical Fiber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3467</text:p>
          </table:table-cell>
          <table:table-cell office:value-type="string">
            <text:p>MATERIAIS <text:s text:c="40"/></text:p>
          </table:table-cell>
          <table:table-cell office:value-type="string">
            <text:p>Optical Materials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6938</text:p>
          </table:table-cell>
          <table:table-cell office:value-type="string">
            <text:p>MATERIAIS <text:s text:c="40"/></text:p>
          </table:table-cell>
          <table:table-cell office:value-type="string">
            <text:p>Optics and Photonics New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MATERIAIS <text:s text:c="40"/></text:p>
          </table:table-cell>
          <table:table-cell office:value-type="string">
            <text:p>Optic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MATERIAIS <text:s text:c="40"/></text:p>
          </table:table-cell>
          <table:table-cell office:value-type="string">
            <text:p>Optics Expres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MATERIAIS <text:s text:c="40"/></text:p>
          </table:table-cell>
          <table:table-cell office:value-type="string">
            <text:p>Opt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MATERIAIS <text:s text:c="40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395X</text:p>
          </table:table-cell>
          <table:table-cell office:value-type="string">
            <text:p>MATERIAIS <text:s text:c="40"/></text:p>
          </table:table-cell>
          <table:table-cell office:value-type="string">
            <text:p>Oral Surgery, Oral Medicine, Oral Pathology, Oral Radiology and Endodont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1199</text:p>
          </table:table-cell>
          <table:table-cell office:value-type="string">
            <text:p>MATERIAIS <text:s text:c="40"/></text:p>
          </table:table-cell>
          <table:table-cell office:value-type="string">
            <text:p>Organic Electron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7060</text:p>
          </table:table-cell>
          <table:table-cell office:value-type="string">
            <text:p>MATERIAIS <text:s text:c="40"/></text:p>
          </table:table-cell>
          <table:table-cell office:value-type="string">
            <text:p>Organic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7333</text:p>
          </table:table-cell>
          <table:table-cell office:value-type="string">
            <text:p>MATERIAIS <text:s text:c="40"/></text:p>
          </table:table-cell>
          <table:table-cell office:value-type="string">
            <text:p>Organometall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076</text:p>
          </table:table-cell>
          <table:table-cell office:value-type="string">
            <text:p>MATERIAIS <text:s text:c="40"/></text:p>
          </table:table-cell>
          <table:table-cell office:value-type="string">
            <text:p>PCCP. Physical Chemistry Chem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MATERIAIS <text:s text:c="40"/></text:p>
          </table:table-cell>
          <table:table-cell office:value-type="string">
            <text:p>Petro &amp; Quí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150X</text:p>
          </table:table-cell>
          <table:table-cell office:value-type="string">
            <text:p>MATERIAIS <text:s text:c="40"/></text:p>
          </table:table-cell>
          <table:table-cell office:value-type="string">
            <text:p>Pharmaceutical Chemistr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MATERIAIS <text:s text:c="40"/></text:p>
          </table:table-cell>
          <table:table-cell office:value-type="string">
            <text:p>Philosophical Magazine (2003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05X</text:p>
          </table:table-cell>
          <table:table-cell office:value-type="string">
            <text:p>MATERIAIS <text:s text:c="40"/></text:p>
          </table:table-cell>
          <table:table-cell office:value-type="string">
            <text:p>Photochemical &amp; Photobiolog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MATERIAIS <text:s text:c="40"/></text:p>
          </table:table-cell>
          <table:table-cell office:value-type="string">
            <text:p>Photochemistry and Phot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MATERIAIS <text:s text:c="40"/></text:p>
          </table:table-cell>
          <table:table-cell office:value-type="string">
            <text:p>Photomedicine and Laser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49</text:p>
          </table:table-cell>
          <table:table-cell office:value-type="string">
            <text:p>MATERIAIS <text:s text:c="40"/></text:p>
          </table:table-cell>
          <table:table-cell office:value-type="string">
            <text:p>Physica Script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1-1847</text:p>
          </table:table-cell>
          <table:table-cell office:value-type="string">
            <text:p>MATERIAIS <text:s text:c="40"/></text:p>
          </table:table-cell>
          <table:table-cell office:value-type="string">
            <text:p>Physica Scripta. 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MATERIAIS <text:s text:c="40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MATERIAIS <text:s text:c="40"/></text:p>
          </table:table-cell>
          <table:table-cell office:value-type="string">
            <text:p>Physica Status Solidi. B, Bas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MATERIAIS <text:s text:c="40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MATERIAIS <text:s text:c="40"/></text:p>
          </table:table-cell>
          <table:table-cell office:value-type="string">
            <text:p>Physica. 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MATERIAIS <text:s text:c="40"/></text:p>
          </table:table-cell>
          <table:table-cell office:value-type="string">
            <text:p>Physica. B, Condensed Matt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34</text:p>
          </table:table-cell>
          <table:table-cell office:value-type="string">
            <text:p>MATERIAIS <text:s text:c="40"/></text:p>
          </table:table-cell>
          <table:table-cell office:value-type="string">
            <text:p>Physica. C, Superconductiv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9477</text:p>
          </table:table-cell>
          <table:table-cell office:value-type="string">
            <text:p>MATERIAIS <text:s text:c="40"/></text:p>
          </table:table-cell>
          <table:table-cell office:value-type="string">
            <text:p>Physica. E, Low-Dimensional Systems and Nanostructur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569</text:p>
          </table:table-cell>
          <table:table-cell office:value-type="string">
            <text:p>MATERIAIS <text:s text:c="40"/></text:p>
          </table:table-cell>
          <table:table-cell office:value-type="string">
            <text:p>Physicae (APG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MATERIAIS <text:s text:c="40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2947</text:p>
          </table:table-cell>
          <table:table-cell office:value-type="string">
            <text:p>MATERIAIS <text:s text:c="40"/></text:p>
          </table:table-cell>
          <table:table-cell office:value-type="string">
            <text:p>Physical Review.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MATERIAIS <text:s text:c="40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1829</text:p>
          </table:table-cell>
          <table:table-cell office:value-type="string">
            <text:p>MATERIAIS <text:s text:c="40"/></text:p>
          </table:table-cell>
          <table:table-cell office:value-type="string">
            <text:p>Physical Review. B, Condensed Matter. (Cessou 1997. Cont. 1098-0121 Physical Review. B, Condensed Matter and Materials Physic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MATERIAIS <text:s text:c="40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04</text:p>
          </table:table-cell>
          <table:table-cell office:value-type="string">
            <text:p>MATERIAIS <text:s text:c="40"/></text:p>
          </table:table-cell>
          <table:table-cell office:value-type="string">
            <text:p>Physics and Chemistry of Liquid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791</text:p>
          </table:table-cell>
          <table:table-cell office:value-type="string">
            <text:p>MATERIAIS <text:s text:c="40"/></text:p>
          </table:table-cell>
          <table:table-cell office:value-type="string">
            <text:p>Physics and Chemistry of Miner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24</text:p>
          </table:table-cell>
          <table:table-cell office:value-type="string">
            <text:p>MATERIAIS <text:s text:c="40"/></text:p>
          </table:table-cell>
          <table:table-cell office:value-type="string">
            <text:p>Plasma Chemistry and Plasma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8850</text:p>
          </table:table-cell>
          <table:table-cell office:value-type="string">
            <text:p>MATERIAIS <text:s text:c="40"/></text:p>
          </table:table-cell>
          <table:table-cell office:value-type="string">
            <text:p>Plasma Processes and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28</text:p>
          </table:table-cell>
          <table:table-cell office:value-type="string">
            <text:p>MATERIAIS <text:s text:c="40"/></text:p>
          </table:table-cell>
          <table:table-cell office:value-type="string">
            <text:p>Plástico Industr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MATERIAIS <text:s text:c="40"/></text:p>
          </table:table-cell>
          <table:table-cell office:value-type="string">
            <text:p>Polímeros (São Carlo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MATERIAIS <text:s text:c="40"/></text:p>
          </table:table-cell>
          <table:table-cell office:value-type="string">
            <text:p>Polyhedr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MATERIAIS <text:s text:c="40"/></text:p>
          </table:table-cell>
          <table:table-cell office:value-type="string">
            <text:p>Polymer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MATERIAIS <text:s text:c="40"/></text:p>
          </table:table-cell>
          <table:table-cell office:value-type="string">
            <text:p>Polymer Bulletin (Berli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397</text:p>
          </table:table-cell>
          <table:table-cell office:value-type="string">
            <text:p>MATERIAIS <text:s text:c="40"/></text:p>
          </table:table-cell>
          <table:table-cell office:value-type="string">
            <text:p>Polymer Composi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3910</text:p>
          </table:table-cell>
          <table:table-cell office:value-type="string">
            <text:p>MATERIAIS <text:s text:c="40"/></text:p>
          </table:table-cell>
          <table:table-cell office:value-type="string">
            <text:p>Polymer Degradation and St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88</text:p>
          </table:table-cell>
          <table:table-cell office:value-type="string">
            <text:p>MATERIAIS <text:s text:c="40"/></text:p>
          </table:table-cell>
          <table:table-cell office:value-type="string">
            <text:p>Polymer Engineering and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MATERIAIS <text:s text:c="40"/></text:p>
          </table:table-cell>
          <table:table-cell office:value-type="string">
            <text:p>Polymer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96</text:p>
          </table:table-cell>
          <table:table-cell office:value-type="string">
            <text:p>MATERIAIS <text:s text:c="40"/></text:p>
          </table:table-cell>
          <table:table-cell office:value-type="string">
            <text:p>Polymer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MATERIAIS <text:s text:c="40"/></text:p>
          </table:table-cell>
          <table:table-cell office:value-type="string">
            <text:p>Polymer Te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2559</text:p>
          </table:table-cell>
          <table:table-cell office:value-type="string">
            <text:p>MATERIAIS <text:s text:c="40"/></text:p>
          </table:table-cell>
          <table:table-cell office:value-type="string">
            <text:p>Polymer-Plastics Technology and Engineering (Softcover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147</text:p>
          </table:table-cell>
          <table:table-cell office:value-type="string">
            <text:p>MATERIAIS <text:s text:c="40"/></text:p>
          </table:table-cell>
          <table:table-cell office:value-type="string">
            <text:p>Polymers for Advanced Technolog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1904</text:p>
          </table:table-cell>
          <table:table-cell office:value-type="string">
            <text:p>MATERIAIS <text:s text:c="40"/></text:p>
          </table:table-cell>
          <table:table-cell office:value-type="string">
            <text:p>Portugaliae Electrochimica Ac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156</text:p>
          </table:table-cell>
          <table:table-cell office:value-type="string">
            <text:p>MATERIAIS <text:s text:c="40"/></text:p>
          </table:table-cell>
          <table:table-cell office:value-type="string">
            <text:p>Powder Diffra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899</text:p>
          </table:table-cell>
          <table:table-cell office:value-type="string">
            <text:p>MATERIAIS <text:s text:c="40"/></text:p>
          </table:table-cell>
          <table:table-cell office:value-type="string">
            <text:p>Powder Metallur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910</text:p>
          </table:table-cell>
          <table:table-cell office:value-type="string">
            <text:p>MATERIAIS <text:s text:c="40"/></text:p>
          </table:table-cell>
          <table:table-cell office:value-type="string">
            <text:p>Powder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MATERIAIS <text:s text:c="40"/></text:p>
          </table:table-cell>
          <table:table-cell office:value-type="string">
            <text:p>Proceedings - SP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MATERIAIS <text:s text:c="40"/></text:p>
          </table:table-cell>
          <table:table-cell office:value-type="string">
            <text:p>Process Biochemistry (199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820</text:p>
          </table:table-cell>
          <table:table-cell office:value-type="string">
            <text:p>MATERIAIS <text:s text:c="40"/></text:p>
          </table:table-cell>
          <table:table-cell office:value-type="string">
            <text:p>Process Safety and Environmental Prote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55X</text:p>
          </table:table-cell>
          <table:table-cell office:value-type="string">
            <text:p>MATERIAIS <text:s text:c="40"/></text:p>
          </table:table-cell>
          <table:table-cell office:value-type="string">
            <text:p>Progress in Colloid &amp; Polymer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40</text:p>
          </table:table-cell>
          <table:table-cell office:value-type="string">
            <text:p>MATERIAIS <text:s text:c="40"/></text:p>
          </table:table-cell>
          <table:table-cell office:value-type="string">
            <text:p>Progress in Organic Coating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606</text:p>
          </table:table-cell>
          <table:table-cell office:value-type="string">
            <text:p>MATERIAIS <text:s text:c="40"/></text:p>
          </table:table-cell>
          <table:table-cell office:value-type="string">
            <text:p>Progress in Rubber, Plastics and Recycling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MATERIAIS <text:s text:c="40"/></text:p>
          </table:table-cell>
          <table:table-cell office:value-type="string">
            <text:p>PTR. Phytotherapy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48</text:p>
          </table:table-cell>
          <table:table-cell office:value-type="string">
            <text:p>MATERIAIS <text:s text:c="40"/></text:p>
          </table:table-cell>
          <table:table-cell office:value-type="string">
            <text:p>Química no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MATERIAIS <text:s text:c="40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MATERIAIS <text:s text:c="40"/></text:p>
          </table:table-cell>
          <table:table-cell office:value-type="string">
            <text:p>Química Nov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MATERIAIS <text:s text:c="40"/></text:p>
          </table:table-cell>
          <table:table-cell office:value-type="string">
            <text:p>Radiation Measurem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MATERIAIS <text:s text:c="40"/></text:p>
          </table:table-cell>
          <table:table-cell office:value-type="string">
            <text:p>Radiation Protection Dosi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2546</text:p>
          </table:table-cell>
          <table:table-cell office:value-type="string">
            <text:p>MATERIAIS <text:s text:c="40"/></text:p>
          </table:table-cell>
          <table:table-cell office:value-type="string">
            <text:p>Rapid Prototyping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3-1736</text:p>
          </table:table-cell>
          <table:table-cell office:value-type="string">
            <text:p>MATERIAIS <text:s text:c="40"/></text:p>
          </table:table-cell>
          <table:table-cell office:value-type="string">
            <text:p>Reaction Kinetics and Catalysis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MATERIAIS <text:s text:c="40"/></text:p>
          </table:table-cell>
          <table:table-cell office:value-type="string">
            <text:p>Reactive &amp; Functional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443</text:p>
          </table:table-cell>
          <table:table-cell office:value-type="string">
            <text:p>MATERIAIS <text:s text:c="40"/></text:p>
          </table:table-cell>
          <table:table-cell office:value-type="string">
            <text:p>Refractories Applications and N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MATERIAIS <text:s text:c="40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MATERIAIS <text:s text:c="40"/></text:p>
          </table:table-cell>
          <table:table-cell office:value-type="string">
            <text:p>REM. Revista Escola de Min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5131</text:p>
          </table:table-cell>
          <table:table-cell office:value-type="string">
            <text:p>MATERIAIS <text:s text:c="40"/></text:p>
          </table:table-cell>
          <table:table-cell office:value-type="string">
            <text:p>Reviews on Advanced Materials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MATERIAIS <text:s text:c="40"/></text:p>
          </table:table-cell>
          <table:table-cell office:value-type="string">
            <text:p>Revista Árvor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MATERIAIS <text:s text:c="40"/></text:p>
          </table:table-cell>
          <table:table-cell office:value-type="string">
            <text:p>Revista Brasileira de Aplicações de Vácu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MATERIAIS <text:s text:c="40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86</text:p>
          </table:table-cell>
          <table:table-cell office:value-type="string">
            <text:p>MATERIAIS <text:s text:c="40"/></text:p>
          </table:table-cell>
          <table:table-cell office:value-type="string">
            <text:p>Revista Brasileira de Ciências Mecân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MATERIAIS <text:s text:c="40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MATERIAIS <text:s text:c="40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MATERIAIS <text:s text:c="40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388</text:p>
          </table:table-cell>
          <table:table-cell office:value-type="string">
            <text:p>MATERIAIS <text:s text:c="40"/></text:p>
          </table:table-cell>
          <table:table-cell office:value-type="string">
            <text:p>Revista Brasileira de Implantodont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MATERIAIS <text:s text:c="40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MATERIAIS <text:s text:c="40"/></text:p>
          </table:table-cell>
          <table:table-cell office:value-type="string">
            <text:p>Revista Brasileira de Recursos Hídr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MATERIAIS <text:s text:c="40"/></text:p>
          </table:table-cell>
          <table:table-cell office:value-type="string">
            <text:p>Revista Ciência e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82</text:p>
          </table:table-cell>
          <table:table-cell office:value-type="string">
            <text:p>MATERIAIS <text:s text:c="40"/></text:p>
          </table:table-cell>
          <table:table-cell office:value-type="string">
            <text:p>Revista da Mad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95</text:p>
          </table:table-cell>
          <table:table-cell office:value-type="string">
            <text:p>MATERIAIS <text:s text:c="40"/></text:p>
          </table:table-cell>
          <table:table-cell office:value-type="string">
            <text:p>Revista de Física Aplicada e Instrument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MATERIAIS <text:s text:c="40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27</text:p>
          </table:table-cell>
          <table:table-cell office:value-type="string">
            <text:p>MATERIAIS <text:s text:c="40"/></text:p>
          </table:table-cell>
          <table:table-cell office:value-type="string">
            <text:p>Revista do Cou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MATERIAIS <text:s text:c="40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MATERIAIS <text:s text:c="40"/></text:p>
          </table:table-cell>
          <table:table-cell office:value-type="string">
            <text:p>Revista do Museu de Arqueologia e Et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MATERIAIS <text:s text:c="40"/></text:p>
          </table:table-cell>
          <table:table-cell office:value-type="string">
            <text:p>Revista FAPER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MATERIAIS <text:s text:c="40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2729</text:p>
          </table:table-cell>
          <table:table-cell office:value-type="string">
            <text:p>MATERIAIS <text:s text:c="40"/></text:p>
          </table:table-cell>
          <table:table-cell office:value-type="string">
            <text:p>Revista Iberoamericana de Ingeniería Mecá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651</text:p>
          </table:table-cell>
          <table:table-cell office:value-type="string">
            <text:p>MATERIAIS <text:s text:c="40"/></text:p>
          </table:table-cell>
          <table:table-cell office:value-type="string">
            <text:p>Revista Iberoamericana de Polimer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046</text:p>
          </table:table-cell>
          <table:table-cell office:value-type="string">
            <text:p>MATERIAIS <text:s text:c="40"/></text:p>
          </table:table-cell>
          <table:table-cell office:value-type="string">
            <text:p>Revista IBRACON de Materiais (Cessou em 2007. Fundiu-se com ISSN 1809-1121 Revista IBRACON de Estruturas e ISSN 1983-4195 Revista IBRACON de Estruturas e Materia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MATERIAIS <text:s text:c="40"/></text:p>
          </table:table-cell>
          <table:table-cell office:value-type="string">
            <text:p>Revista Petroquímica, Petróleo, Gas &amp; Quí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985</text:p>
          </table:table-cell>
          <table:table-cell office:value-type="string">
            <text:p>MATERIAIS <text:s text:c="40"/></text:p>
          </table:table-cell>
          <table:table-cell office:value-type="string">
            <text:p>Revista Sul-Americana de Engenharia Estru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4511</text:p>
          </table:table-cell>
          <table:table-cell office:value-type="string">
            <text:p>MATERIAIS <text:s text:c="40"/></text:p>
          </table:table-cell>
          <table:table-cell office:value-type="string">
            <text:p>Rheolog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191</text:p>
          </table:table-cell>
          <table:table-cell office:value-type="string">
            <text:p>MATERIAIS <text:s text:c="40"/></text:p>
          </table:table-cell>
          <table:table-cell office:value-type="string">
            <text:p>SAE Technical Paper Ser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6-7614</text:p>
          </table:table-cell>
          <table:table-cell office:value-type="string">
            <text:p>MATERIAIS <text:s text:c="40"/></text:p>
          </table:table-cell>
          <table:table-cell office:value-type="string">
            <text:p>Schizophrenia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6996</text:p>
          </table:table-cell>
          <table:table-cell office:value-type="string">
            <text:p>MATERIAIS <text:s text:c="40"/></text:p>
          </table:table-cell>
          <table:table-cell office:value-type="string">
            <text:p>Science and Technology of Advanced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718</text:p>
          </table:table-cell>
          <table:table-cell office:value-type="string">
            <text:p>MATERIAIS <text:s text:c="40"/></text:p>
          </table:table-cell>
          <table:table-cell office:value-type="string">
            <text:p>Science and Technology of Welding and Join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62</text:p>
          </table:table-cell>
          <table:table-cell office:value-type="string">
            <text:p>MATERIAIS <text:s text:c="40"/></text:p>
          </table:table-cell>
          <table:table-cell office:value-type="string">
            <text:p>Scripta Materiali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242</text:p>
          </table:table-cell>
          <table:table-cell office:value-type="string">
            <text:p>MATERIAIS <text:s text:c="40"/></text:p>
          </table:table-cell>
          <table:table-cell office:value-type="string">
            <text:p>Semiconductor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8X</text:p>
          </table:table-cell>
          <table:table-cell office:value-type="string">
            <text:p>MATERIAIS <text:s text:c="40"/></text:p>
          </table:table-cell>
          <table:table-cell office:value-type="string">
            <text:p>Sensor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5479</text:p>
          </table:table-cell>
          <table:table-cell office:value-type="string">
            <text:p>MATERIAIS <text:s text:c="40"/></text:p>
          </table:table-cell>
          <table:table-cell office:value-type="string">
            <text:p>Sensors &amp; Transduc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MATERIAIS <text:s text:c="40"/></text:p>
          </table:table-cell>
          <table:table-cell office:value-type="string">
            <text:p>Sensors and Actuators. B, Chemic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866</text:p>
          </table:table-cell>
          <table:table-cell office:value-type="string">
            <text:p>MATERIAIS <text:s text:c="40"/></text:p>
          </table:table-cell>
          <table:table-cell office:value-type="string">
            <text:p>Separation and Purification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395</text:p>
          </table:table-cell>
          <table:table-cell office:value-type="string">
            <text:p>MATERIAIS <text:s text:c="40"/></text:p>
          </table:table-cell>
          <table:table-cell office:value-type="string">
            <text:p>Separation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5497</text:p>
          </table:table-cell>
          <table:table-cell office:value-type="string">
            <text:p>MATERIAIS <text:s text:c="40"/></text:p>
          </table:table-cell>
          <table:table-cell office:value-type="string">
            <text:p>Simulation (San Diego, Calif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48</text:p>
          </table:table-cell>
          <table:table-cell office:value-type="string">
            <text:p>MATERIAIS <text:s text:c="40"/></text:p>
          </table:table-cell>
          <table:table-cell office:value-type="string">
            <text:p>Solar Energy Materials and Solar Cel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24</text:p>
          </table:table-cell>
          <table:table-cell office:value-type="string">
            <text:p>MATERIAIS <text:s text:c="40"/></text:p>
          </table:table-cell>
          <table:table-cell office:value-type="string">
            <text:p>Soldagem e Inspe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098</text:p>
          </table:table-cell>
          <table:table-cell office:value-type="string">
            <text:p>MATERIAIS <text:s text:c="40"/></text:p>
          </table:table-cell>
          <table:table-cell office:value-type="string">
            <text:p>Solid State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38</text:p>
          </table:table-cell>
          <table:table-cell office:value-type="string">
            <text:p>MATERIAIS <text:s text:c="40"/></text:p>
          </table:table-cell>
          <table:table-cell office:value-type="string">
            <text:p>Solid State Ion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3-2558</text:p>
          </table:table-cell>
          <table:table-cell office:value-type="string">
            <text:p>MATERIAIS <text:s text:c="40"/></text:p>
          </table:table-cell>
          <table:table-cell office:value-type="string">
            <text:p>Solid State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MATERIAIS <text:s text:c="40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MATERIAIS <text:s text:c="40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7010</text:p>
          </table:table-cell>
          <table:table-cell office:value-type="string">
            <text:p>MATERIAIS <text:s text:c="40"/></text:p>
          </table:table-cell>
          <table:table-cell office:value-type="string">
            <text:p>Spectroscopy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9056</text:p>
          </table:table-cell>
          <table:table-cell office:value-type="string">
            <text:p>MATERIAIS <text:s text:c="40"/></text:p>
          </table:table-cell>
          <table:table-cell office:value-type="string">
            <text:p>Stärke (Weinhe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991</text:p>
          </table:table-cell>
          <table:table-cell office:value-type="string">
            <text:p>MATERIAIS <text:s text:c="40"/></text:p>
          </table:table-cell>
          <table:table-cell office:value-type="string">
            <text:p>Studies in Surface Science and Cat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2048</text:p>
          </table:table-cell>
          <table:table-cell office:value-type="string">
            <text:p>MATERIAIS <text:s text:c="40"/></text:p>
          </table:table-cell>
          <table:table-cell office:value-type="string">
            <text:p>Superconductor Science and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MATERIAIS <text:s text:c="40"/></text:p>
          </table:table-cell>
          <table:table-cell office:value-type="string">
            <text:p>Surface &amp; Coatings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44</text:p>
          </table:table-cell>
          <table:table-cell office:value-type="string">
            <text:p>MATERIAIS <text:s text:c="40"/></text:p>
          </table:table-cell>
          <table:table-cell office:value-type="string">
            <text:p>Surfac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28</text:p>
          </table:table-cell>
          <table:table-cell office:value-type="string">
            <text:p>MATERIAIS <text:s text:c="40"/></text:p>
          </table:table-cell>
          <table:table-cell office:value-type="string">
            <text:p>Surfac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214</text:p>
          </table:table-cell>
          <table:table-cell office:value-type="string">
            <text:p>MATERIAIS <text:s text:c="40"/></text:p>
          </table:table-cell>
          <table:table-cell office:value-type="string">
            <text:p>Synlett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6779</text:p>
          </table:table-cell>
          <table:table-cell office:value-type="string">
            <text:p>MATERIAIS <text:s text:c="40"/></text:p>
          </table:table-cell>
          <table:table-cell office:value-type="string">
            <text:p>Synthetic Met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5-0028</text:p>
          </table:table-cell>
          <table:table-cell office:value-type="string">
            <text:p>MATERIAIS <text:s text:c="40"/></text:p>
          </table:table-cell>
          <table:table-cell office:value-type="string">
            <text:p>Taikabutsu Overseas (Cessou em 1999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MATERIAIS <text:s text:c="40"/></text:p>
          </table:table-cell>
          <table:table-cell office:value-type="string">
            <text:p>Talanta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53</text:p>
          </table:table-cell>
          <table:table-cell office:value-type="string">
            <text:p>MATERIAIS <text:s text:c="40"/></text:p>
          </table:table-cell>
          <table:table-cell office:value-type="string">
            <text:p>Techne : Revista de Tecnologia da Construção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0X</text:p>
          </table:table-cell>
          <table:table-cell office:value-type="string">
            <text:p>MATERIAIS <text:s text:c="40"/></text:p>
          </table:table-cell>
          <table:table-cell office:value-type="string">
            <text:p>Tecnologia em Metalurgia e Materiais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MATERIAIS <text:s text:c="40"/></text:p>
          </table:table-cell>
          <table:table-cell office:value-type="string">
            <text:p>Tetrahedr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MATERIAIS <text:s text:c="40"/></text:p>
          </table:table-cell>
          <table:table-cell office:value-type="string">
            <text:p>Tetrahedron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4X</text:p>
          </table:table-cell>
          <table:table-cell office:value-type="string">
            <text:p>MATERIAIS <text:s text:c="40"/></text:p>
          </table:table-cell>
          <table:table-cell office:value-type="string">
            <text:p>The American Mineralog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04</text:p>
          </table:table-cell>
          <table:table-cell office:value-type="string">
            <text:p>MATERIAIS <text:s text:c="40"/></text:p>
          </table:table-cell>
          <table:table-cell office:value-type="string">
            <text:p>The European Physical Journal. B, Condensed Matter Physics (Cessou em 1997. Funfiu-se com ISSN 0722-3277 Zeitschrift für Physik. B, Condensed Matter e ISSN 1434-6028 The European Physical Journal. B, Condensed Matter Physic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MATERIAIS <text:s text:c="40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8941</text:p>
          </table:table-cell>
          <table:table-cell office:value-type="string">
            <text:p>MATERIAIS <text:s text:c="40"/></text:p>
          </table:table-cell>
          <table:table-cell office:value-type="string">
            <text:p>The European Physical Journal. E, Soft Matt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MATERIAIS <text:s text:c="40"/></text:p>
          </table:table-cell>
          <table:table-cell office:value-type="string">
            <text:p>The Journal of Chemical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MATERIAIS <text:s text:c="40"/></text:p>
          </table:table-cell>
          <table:table-cell office:value-type="string">
            <text:p>The Journal of Essential Oi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MATERIAIS <text:s text:c="40"/></text:p>
          </table:table-cell>
          <table:table-cell office:value-type="string">
            <text:p>The Journal of Physical Chemistry. 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MATERIAIS <text:s text:c="40"/></text:p>
          </table:table-cell>
          <table:table-cell office:value-type="string">
            <text:p>The Journal of Supercritical Flu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966</text:p>
          </table:table-cell>
          <table:table-cell office:value-type="string">
            <text:p>MATERIAIS <text:s text:c="40"/></text:p>
          </table:table-cell>
          <table:table-cell office:value-type="string">
            <text:p>The Journal of the Acoustical Society of Amer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MATERIAIS <text:s text:c="40"/></text:p>
          </table:table-cell>
          <table:table-cell office:value-type="string">
            <text:p>Thermo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MATERIAIS <text:s text:c="40"/></text:p>
          </table:table-cell>
          <table:table-cell office:value-type="string">
            <text:p>Thin Solid Fil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6264</text:p>
          </table:table-cell>
          <table:table-cell office:value-type="string">
            <text:p>MATERIAIS <text:s text:c="40"/></text:p>
          </table:table-cell>
          <table:table-cell office:value-type="string">
            <text:p>Transactions of Materials and Heat Treat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MATERIAIS <text:s text:c="40"/></text:p>
          </table:table-cell>
          <table:table-cell office:value-type="string">
            <text:p>Transplantation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177</text:p>
          </table:table-cell>
          <table:table-cell office:value-type="string">
            <text:p>MATERIAIS <text:s text:c="40"/></text:p>
          </table:table-cell>
          <table:table-cell office:value-type="string">
            <text:p>Ultrasonics Son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242X</text:p>
          </table:table-cell>
          <table:table-cell office:value-type="string">
            <text:p>MATERIAIS <text:s text:c="40"/></text:p>
          </table:table-cell>
          <table:table-cell office:value-type="string">
            <text:p>Waste Management &amp;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MATERIAIS <text:s text:c="40"/></text:p>
          </table:table-cell>
          <table:table-cell office:value-type="string">
            <text:p>Waste Management (Elms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648</text:p>
          </table:table-cell>
          <table:table-cell office:value-type="string">
            <text:p>MATERIAIS <text:s text:c="40"/></text:p>
          </table:table-cell>
          <table:table-cell office:value-type="string">
            <text:p>Wear (Lausan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116</text:p>
          </table:table-cell>
          <table:table-cell office:value-type="string">
            <text:p>MATERIAIS <text:s text:c="40"/></text:p>
          </table:table-cell>
          <table:table-cell office:value-type="string">
            <text:p>Welding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MATERIAIS <text:s text:c="40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2394</text:p>
          </table:table-cell>
          <table:table-cell office:value-type="string">
            <text:p>MATERIAIS <text:s text:c="40"/></text:p>
          </table:table-cell>
          <table:table-cell office:value-type="string">
            <text:p>World of Metallurgy, Erzmetal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MATERIAIS <text:s text:c="40"/></text:p>
          </table:table-cell>
          <table:table-cell office:value-type="string">
            <text:p>X-Ray Spectro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968</text:p>
          </table:table-cell>
          <table:table-cell office:value-type="string">
            <text:p>MATERIAIS <text:s text:c="40"/></text:p>
          </table:table-cell>
          <table:table-cell office:value-type="string">
            <text:p>Zeitschrift für Kristallograph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266</text:p>
          </table:table-cell>
          <table:table-cell office:value-type="string">
            <text:p>MATERIAIS <text:s text:c="40"/></text:p>
          </table:table-cell>
          <table:table-cell office:value-type="string">
            <text:p>Zeitschrift für Kristallographie. New Crystal Structu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0:05</dc:date>
    <dc:creator>Marco Silva</dc:creator>
    <meta:document-statistic meta:table-count="1" meta:cell-count="2600" meta:object-count="0"/>
    <meta:generator>OpenOffice.org/3.2$Unix OpenOffice.org_project/320m12$Build-9483</meta:generator>
  </office:meta>
</office:document-meta>
</file>